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86581.456666667" calcext:value-type="float">
            <text:p><text:s/>186,58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86581.456666667" calcext:value-type="float">
            <text:p><text:s/>186,581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8190944.4" calcext:value-type="float">
            <text:p><text:s/>18,190,944 <text:s/></text:p>
          </table:table-cell>
          <table:table-cell table:style-name="ce42" office:value-type="float" office:value="3140713.66666667" calcext:value-type="float">
            <text:p><text:s/>3,140,714 <text:s/></text:p>
          </table:table-cell>
          <table:table-cell table:style-name="ce42" office:value-type="float" office:value="14761130.1888889" calcext:value-type="float">
            <text:p><text:s/>14,761,130 <text:s/></text:p>
          </table:table-cell>
          <table:table-cell table:style-name="ce42" office:value-type="float" office:value="42007.5444444445" calcext:value-type="float">
            <text:p><text:s/>42,0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093" calcext:value-type="float">
            <text:p><text:s/>247,0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573.222222222222" calcext:value-type="float">
            <text:p><text:s/>5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73.222222222222" calcext:value-type="float">
            <text:p><text:s/>5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970948.261111111" calcext:value-type="float">
            <text:p><text:s/>970,948 <text:s/></text:p>
          </table:table-cell>
          <table:table-cell table:style-name="ce42" office:value-type="float" office:value="6880.70444444443" calcext:value-type="float">
            <text:p><text:s/>6,881 <text:s/></text:p>
          </table:table-cell>
          <table:table-cell table:style-name="ce42" office:value-type="float" office:value="961732.076666667" calcext:value-type="float">
            <text:p><text:s/>961,7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35.48000000001" calcext:value-type="float">
            <text:p><text:s/>2,3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7406004.3733333" calcext:value-type="float">
            <text:p><text:s/>17,406,004 <text:s/></text:p>
          </table:table-cell>
          <table:table-cell table:style-name="ce43" office:value-type="float" office:value="3133832.96222222" calcext:value-type="float">
            <text:p><text:s/>3,133,833 <text:s/></text:p>
          </table:table-cell>
          <table:table-cell table:style-name="ce43" office:value-type="float" office:value="13985979.5688889" calcext:value-type="float">
            <text:p><text:s/>13,985,980 <text:s/></text:p>
          </table:table-cell>
          <table:table-cell table:style-name="ce43" office:value-type="float" office:value="42007.5444444445" calcext:value-type="float">
            <text:p><text:s/>42,00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4184.297777778" calcext:value-type="float">
            <text:p><text:s/>244,18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49252.6369" calcext:value-type="float">
            <text:p><text:s/>549,253 <text:s/></text:p>
          </table:table-cell>
          <table:table-cell table:style-name="ce43" office:value-type="float" office:value="97830.0022222225" calcext:value-type="float">
            <text:p><text:s/>97,830 <text:s/></text:p>
          </table:table-cell>
          <table:table-cell table:style-name="ce43" office:value-type="float" office:value="212239.626666667" calcext:value-type="float">
            <text:p><text:s/>212,24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39183.008011111" calcext:value-type="float">
            <text:p><text:s/>239,18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768117.8488312" calcext:value-type="float">
            <text:p><text:s/>15,768,118 <text:s/></text:p>
          </table:table-cell>
          <table:table-cell table:style-name="ce42" office:value-type="float" office:value="3036002.96" calcext:value-type="float">
            <text:p><text:s/>3,036,003 <text:s/></text:p>
          </table:table-cell>
          <table:table-cell table:style-name="ce42" office:value-type="float" office:value="10430882.5460146" calcext:value-type="float">
            <text:p><text:s/>10,430,8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61009.5994833" calcext:value-type="float">
            <text:p><text:s/>1,861,0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193247.77333333" calcext:value-type="float">
            <text:p><text:s/>3,193,248 <text:s/></text:p>
          </table:table-cell>
          <table:table-cell table:style-name="ce42" office:value-type="float" office:value="3036002.96" calcext:value-type="float">
            <text:p><text:s/>3,036,003 <text:s/></text:p>
          </table:table-cell>
          <table:table-cell table:style-name="ce42" office:value-type="float" office:value="157244.813333333" calcext:value-type="float">
            <text:p><text:s/>157,2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139795.6515833" calcext:value-type="float">
            <text:p><text:s/>2,139,7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786.0521" calcext:value-type="float">
            <text:p><text:s/>278,7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61009.5994833" calcext:value-type="float">
            <text:p><text:s/>1,861,0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604898.91666667" calcext:value-type="float">
            <text:p><text:s/>8,604,8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04898.91666667" calcext:value-type="float">
            <text:p><text:s/>8,604,8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830175.50724794" calcext:value-type="float">
            <text:p><text:s/>1,830,17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89952.7639146" calcext:value-type="float">
            <text:p><text:s/>1,389,95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015172.14777778" calcext:value-type="float">
            <text:p><text:s/>4,015,1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428580.80111111" calcext:value-type="float">
            <text:p><text:s/>2,428,5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015172.14777778" calcext:value-type="float">
            <text:p><text:s/>4,015,1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428580.80111111" calcext:value-type="float">
            <text:p><text:s/>2,428,5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18791.793666667" calcext:value-type="float">
            <text:p><text:s/>618,79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05324.791333333" calcext:value-type="float">
            <text:p><text:s/>305,32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13467.002333333" calcext:value-type="float">
            <text:p><text:s/>313,46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058.80743333333" calcext:value-type="float">
            <text:p><text:s/>4,05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635.7621" calcext:value-type="float">
            <text:p><text:s/>1,63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480955.43427988" calcext:value-type="float">
            <text:p><text:s/>4,480,95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42857.39620762" calcext:value-type="float">
            <text:p><text:s/>3,342,857 <text:s/></text:p>
          </table:table-cell>
          <table:table-cell table:style-name="ce44" office:value-type="float" office:value="42007.5444444445" calcext:value-type="float">
            <text:p><text:s/>42,00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70936.729294478" calcext:value-type="float">
            <text:p><text:s/>570,93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157429.81539099" calcext:value-type="float">
            <text:p><text:s/>4,157,43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42857.39620762" calcext:value-type="float">
            <text:p><text:s/>3,342,85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89418.654850033" calcext:value-type="float">
            <text:p><text:s/>289,41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157193.56094654" calcext:value-type="float">
            <text:p><text:s/>4,157,1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2621.14176318" calcext:value-type="float">
            <text:p><text:s/>3,342,6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9418.654850033" calcext:value-type="float">
            <text:p><text:s/>289,4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1288.4777211428" calcext:value-type="float">
            <text:p><text:s/>61,2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288.4777211428" calcext:value-type="float">
            <text:p><text:s/>61,2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00.13" calcext:value-type="float">
            <text:p><text:s/>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.13" calcext:value-type="float">
            <text:p><text:s/>1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89007.898327388" calcext:value-type="float">
            <text:p><text:s/>289,0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9007.898327388" calcext:value-type="float">
            <text:p><text:s/>289,0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122390.09127605" calcext:value-type="float">
            <text:p><text:s/>1,122,3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2390.09127605" calcext:value-type="float">
            <text:p><text:s/>1,122,3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4102.940510978" calcext:value-type="float">
            <text:p><text:s/>134,1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102.940510978" calcext:value-type="float">
            <text:p><text:s/>134,1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6620.9422222222" calcext:value-type="float">
            <text:p>( 26,62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620.9422222222" calcext:value-type="float">
            <text:p>( 26,62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07481.998288756" calcext:value-type="float">
            <text:p>( 107,48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7481.998288756" calcext:value-type="float">
            <text:p>( 107,48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79007.383990324" calcext:value-type="float">
            <text:p><text:s/>379,0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9007.383990324" calcext:value-type="float">
            <text:p><text:s/>379,0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609129.244552528" calcext:value-type="float">
            <text:p><text:s/>609,1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9129.244552528" calcext:value-type="float">
            <text:p><text:s/>609,1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50.522222222222" calcext:value-type="float">
            <text:p><text:s/>15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50.522222222222" calcext:value-type="float">
            <text:p><text:s/>15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70391.43333333" calcext:value-type="float">
            <text:p><text:s/>1,870,3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9834.54444444" calcext:value-type="float">
            <text:p><text:s/>1,869,8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6.888888888889" calcext:value-type="float">
            <text:p><text:s/>5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68453.15555556" calcext:value-type="float">
            <text:p><text:s/>1,868,4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8427.48888889" calcext:value-type="float">
            <text:p><text:s/>1,868,4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6666666666667" calcext:value-type="float">
            <text:p><text:s/>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938.27777777778" calcext:value-type="float">
            <text:p><text:s/>1,9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7.05555555556" calcext:value-type="float">
            <text:p><text:s/>1,4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1.222222222222" calcext:value-type="float">
            <text:p><text:s/>5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14015.530294478" calcext:value-type="float">
            <text:p><text:s/>814,0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88861.765961144" calcext:value-type="float">
            <text:p><text:s/>288,8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12355.7525167" calcext:value-type="float">
            <text:p><text:s/>812,3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87201.988183367" calcext:value-type="float">
            <text:p><text:s/>287,2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659.77777777778" calcext:value-type="float">
            <text:p><text:s/>1,6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659.77777777778" calcext:value-type="float">
            <text:p><text:s/>1,6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-0.00000585031084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585031084" calcext:value-type="float">
            <text:p><text:s/>-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36.254444444444" calcext:value-type="float">
            <text:p><text:s/>2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.254444444444" calcext:value-type="float">
            <text:p><text:s/>2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36.254444444444" calcext:value-type="float">
            <text:p><text:s/>2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6.254444444444" calcext:value-type="float">
            <text:p><text:s/>23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23525.618888889" calcext:value-type="float">
            <text:p><text:s/>323,5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007.5444444445" calcext:value-type="float">
            <text:p><text:s/>42,0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1518.074444444" calcext:value-type="float">
            <text:p><text:s/>281,5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23525.618888889" calcext:value-type="float">
            <text:p><text:s/>323,5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007.5444444445" calcext:value-type="float">
            <text:p><text:s/>42,0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1518.074444444" calcext:value-type="float">
            <text:p><text:s/>281,5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8459589.59382" calcext:value-type="float">
            <text:p><text:s/>48,459,5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957733.59382" calcext:value-type="float">
            <text:p><text:s/>45,957,7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1856" calcext:value-type="float">
            <text:p><text:s/>2,501,8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0137785.4" calcext:value-type="float">
            <text:p><text:s/>40,137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137785.4" calcext:value-type="float">
            <text:p><text:s/>40,137,7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8321804.19382" calcext:value-type="float">
            <text:p><text:s/>8,321,8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19948.19382" calcext:value-type="float">
            <text:p><text:s/>5,819,9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1856" calcext:value-type="float">
            <text:p><text:s/>2,501,8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68578" calcext:value-type="float">
            <text:p><text:s/>68,578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15604.0084969" calcext:value-type="float">
            <text:p><text:s/>38,415,604 <text:s/></text:p>
          </table:table-cell>
          <table:table-cell table:style-name="ce42" office:value-type="float" office:value="27653594" calcext:value-type="float">
            <text:p><text:s/>27,653,5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2290.54377" calcext:value-type="float">
            <text:p><text:s/>1,202,2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2813.42994942" calcext:value-type="float">
            <text:p><text:s/>1,042,8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6508.4" calcext:value-type="float">
            <text:p><text:s/>2,316,5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2544.88888889" calcext:value-type="float">
            <text:p><text:s/>1,252,5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212311.359231205" calcext:value-type="float">
            <text:p><text:s/>-212,311 <text:s/></text:p>
          </table:table-cell>
          <table:table-cell table:style-name="ce42" office:value-type="float" office:value="-66288" calcext:value-type="float">
            <text:p><text:s/>-66,2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687.71212" calcext:value-type="float">
            <text:p><text:s/>92,6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084626.6488898" calcext:value-type="float">
            <text:p><text:s/>34,084,627 <text:s/></text:p>
          </table:table-cell>
          <table:table-cell table:style-name="ce43" office:value-type="float" office:value="27788460" calcext:value-type="float">
            <text:p><text:s/>27,788,46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09602.83165" calcext:value-type="float">
            <text:p><text:s/>1,109,6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44912.30608222" calcext:value-type="float">
            <text:p><text:s/>2,944,9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02.58386" calcext:value-type="float">
            <text:p><text:s/>2,30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05665" calcext:value-type="float">
            <text:p><text:s/>0 <text:s/></text:p>
          </table:table-cell>
          <table:table-cell table:style-name="ce43" office:value-type="float" office:value="-0.00000000001767" calcext:value-type="float">
            <text:p><text:s/>-0 <text:s/></text:p>
          </table:table-cell>
          <table:table-cell table:style-name="ce43" office:value-type="float" office:value="0.000000000000272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5392.666666667" calcext:value-type="float">
            <text:p><text:s/>115,393 <text:s/></text:p>
          </table:table-cell>
          <table:table-cell table:style-name="ce42" office:value-type="float" office:value="272714.05" calcext:value-type="float">
            <text:p><text:s/>272,714 <text:s/></text:p>
          </table:table-cell>
          <table:table-cell table:style-name="ce42" office:value-type="float" office:value="52116.0266666667" calcext:value-type="float">
            <text:p><text:s/>52,116 <text:s/></text:p>
          </table:table-cell>
          <table:table-cell table:style-name="ce42" office:value-type="float" office:value="34182534.395503" calcext:value-type="float">
            <text:p><text:s/>34,182,534 <text:s/></text:p>
          </table:table-cell>
          <table:table-cell table:style-name="ce42" office:value-type="float" office:value="27788460" calcext:value-type="float">
            <text:p><text:s/>27,788,4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788460" calcext:value-type="float">
            <text:p><text:s/>27,788,4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40500.35555556" calcext:value-type="float">
            <text:p><text:s/>5,940,5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5392.666666667" calcext:value-type="float">
            <text:p><text:s/>115,393 <text:s/></text:p>
          </table:table-cell>
          <table:table-cell table:style-name="ce43" office:value-type="float" office:value="272714.05" calcext:value-type="float">
            <text:p><text:s/>272,714 <text:s/></text:p>
          </table:table-cell>
          <table:table-cell table:style-name="ce43" office:value-type="float" office:value="52116.0266666667" calcext:value-type="float">
            <text:p><text:s/>52,116 <text:s/></text:p>
          </table:table-cell>
          <table:table-cell table:style-name="ce43" office:value-type="float" office:value="453574.039947419" calcext:value-type="float">
            <text:p><text:s/>453,57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49951.4" calcext:value-type="float">
            <text:p><text:s/>649,951 <text:s/></text:p>
          </table:table-cell>
          <table:table-cell table:style-name="ce42" office:value-type="float" office:value="823561.293333333" calcext:value-type="float">
            <text:p><text:s/>823,561 <text:s/></text:p>
          </table:table-cell>
          <table:table-cell table:style-name="ce42" office:value-type="float" office:value="113078.653333333" calcext:value-type="float">
            <text:p><text:s/>113,079 <text:s/></text:p>
          </table:table-cell>
          <table:table-cell table:style-name="ce42" office:value-type="float" office:value="30830172.6844078" calcext:value-type="float">
            <text:p><text:s/>30,830,1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235" calcext:value-type="float">
            <text:p><text:s/>1,193,235 <text:s/></text:p>
          </table:table-cell>
          <table:table-cell table:style-name="ce42" office:value-type="float" office:value="840977.87663" calcext:value-type="float">
            <text:p><text:s/>840,9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49951.4" calcext:value-type="float">
            <text:p><text:s/>649,951 <text:s/></text:p>
          </table:table-cell>
          <table:table-cell table:style-name="ce42" office:value-type="float" office:value="823561.293333333" calcext:value-type="float">
            <text:p><text:s/>823,561 <text:s/></text:p>
          </table:table-cell>
          <table:table-cell table:style-name="ce42" office:value-type="float" office:value="113078.653333333" calcext:value-type="float">
            <text:p><text:s/>113,079 <text:s/></text:p>
          </table:table-cell>
          <table:table-cell table:style-name="ce42" office:value-type="float" office:value="29484192.2506558" calcext:value-type="float">
            <text:p><text:s/>29,484,1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235" calcext:value-type="float">
            <text:p><text:s/>1,193,235 <text:s/></text:p>
          </table:table-cell>
          <table:table-cell table:style-name="ce42" office:value-type="float" office:value="794133.414878" calcext:value-type="float">
            <text:p><text:s/>794,13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45980.433752" calcext:value-type="float">
            <text:p><text:s/>1,345,98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6844.461752" calcext:value-type="float">
            <text:p><text:s/>46,8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86398.8" calcext:value-type="float">
            <text:p><text:s/>186,399 <text:s/></text:p>
          </table:table-cell>
          <table:table-cell table:style-name="ce42" office:value-type="float" office:value="400757.261333333" calcext:value-type="float">
            <text:p><text:s/>400,757 <text:s/></text:p>
          </table:table-cell>
          <table:table-cell table:style-name="ce42" office:value-type="float" office:value="31635.7323333333" calcext:value-type="float">
            <text:p><text:s/>31,636 <text:s/></text:p>
          </table:table-cell>
          <table:table-cell table:style-name="ce42" office:value-type="float" office:value="1761611.00434423" calcext:value-type="float">
            <text:p><text:s/>1,761,6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235" calcext:value-type="float">
            <text:p><text:s/>1,193,235 <text:s/></text:p>
          </table:table-cell>
          <table:table-cell table:style-name="ce42" office:value-type="float" office:value="12841.12687" calcext:value-type="float">
            <text:p><text:s/>12,8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.511111111111" calcext:value-type="float">
            <text:p><text:s/>1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07600.733333333" calcext:value-type="float">
            <text:p><text:s/>107,601 <text:s/></text:p>
          </table:table-cell>
          <table:table-cell table:style-name="ce42" office:value-type="float" office:value="166088.325666667" calcext:value-type="float">
            <text:p><text:s/>166,088 <text:s/></text:p>
          </table:table-cell>
          <table:table-cell table:style-name="ce42" office:value-type="float" office:value="31635.7323333333" calcext:value-type="float">
            <text:p><text:s/>31,636 <text:s/></text:p>
          </table:table-cell>
          <table:table-cell table:style-name="ce42" office:value-type="float" office:value="9335.06666666667" calcext:value-type="float">
            <text:p><text:s/>9,3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8798.0666666667" calcext:value-type="float">
            <text:p><text:s/>78,798 <text:s/></text:p>
          </table:table-cell>
          <table:table-cell table:style-name="ce42" office:value-type="float" office:value="234668.935666667" calcext:value-type="float">
            <text:p><text:s/>234,6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.133333333333" calcext:value-type="float">
            <text:p><text:s/>1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1896.15989979" calcext:value-type="float">
            <text:p><text:s/>1,751,8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235" calcext:value-type="float">
            <text:p><text:s/>1,193,235 <text:s/></text:p>
          </table:table-cell>
          <table:table-cell table:style-name="ce42" office:value-type="float" office:value="12841.12687" calcext:value-type="float">
            <text:p><text:s/>12,8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.9333333333333" calcext:value-type="float">
            <text:p><text:s/>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.2" calcext:value-type="float">
            <text:p><text:s/>3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5.7333333333333" calcext:value-type="float">
            <text:p><text:s/>46 <text:s/></text:p>
          </table:table-cell>
          <table:table-cell table:style-name="ce44" office:value-type="float" office:value="1991.88266666667" calcext:value-type="float">
            <text:p><text:s/>1,992 <text:s/></text:p>
          </table:table-cell>
          <table:table-cell table:style-name="ce44" office:value-type="float" office:value="385.429333333333" calcext:value-type="float">
            <text:p><text:s/>38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48114.2" calcext:value-type="float">
            <text:p><text:s/>348,114 <text:s/></text:p>
          </table:table-cell>
          <table:table-cell table:style-name="ce44" office:value-type="float" office:value="148098.099333333" calcext:value-type="float">
            <text:p><text:s/>148,098 <text:s/></text:p>
          </table:table-cell>
          <table:table-cell table:style-name="ce44" office:value-type="float" office:value="28941.465" calcext:value-type="float">
            <text:p><text:s/>28,941 <text:s/></text:p>
          </table:table-cell>
          <table:table-cell table:style-name="ce44" office:value-type="float" office:value="26025741.6273681" calcext:value-type="float">
            <text:p><text:s/>26,025,74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935436.99755" calcext:value-type="float">
            <text:p><text:s/>1,935,43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48114.2" calcext:value-type="float">
            <text:p><text:s/>348,114 <text:s/></text:p>
          </table:table-cell>
          <table:table-cell table:style-name="ce44" office:value-type="float" office:value="148098.099333333" calcext:value-type="float">
            <text:p><text:s/>148,098 <text:s/></text:p>
          </table:table-cell>
          <table:table-cell table:style-name="ce44" office:value-type="float" office:value="28941.465" calcext:value-type="float">
            <text:p><text:s/>28,941 <text:s/></text:p>
          </table:table-cell>
          <table:table-cell table:style-name="ce44" office:value-type="float" office:value="19926772.4954617" calcext:value-type="float">
            <text:p><text:s/>19,926,77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935436.99755" calcext:value-type="float">
            <text:p><text:s/>1,935,4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48114.2" calcext:value-type="float">
            <text:p><text:s/>348,114 <text:s/></text:p>
          </table:table-cell>
          <table:table-cell table:style-name="ce42" office:value-type="float" office:value="148098.099333333" calcext:value-type="float">
            <text:p><text:s/>148,098 <text:s/></text:p>
          </table:table-cell>
          <table:table-cell table:style-name="ce42" office:value-type="float" office:value="28941.465" calcext:value-type="float">
            <text:p><text:s/>28,941 <text:s/></text:p>
          </table:table-cell>
          <table:table-cell table:style-name="ce42" office:value-type="float" office:value="6343920.7579511" calcext:value-type="float">
            <text:p><text:s/>6,343,9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6399.44227" calcext:value-type="float">
            <text:p><text:s/>566,3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559.7333333333" calcext:value-type="float">
            <text:p><text:s/>33,5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0954.292093779" calcext:value-type="float">
            <text:p><text:s/>470,9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054.2298" calcext:value-type="float">
            <text:p><text:s/>13,0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8723.79174984" calcext:value-type="float">
            <text:p><text:s/>1,128,7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92.56765" calcext:value-type="float">
            <text:p><text:s/>6,2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67.5749155556" calcext:value-type="float">
            <text:p><text:s/>33,8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3.21936" calcext:value-type="float">
            <text:p><text:s/>4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34.9755544444" calcext:value-type="float">
            <text:p><text:s/>11,1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37.13111" calcext:value-type="float">
            <text:p><text:s/>2,5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4542.346182662" calcext:value-type="float">
            <text:p><text:s/>474,5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82.14526" calcext:value-type="float">
            <text:p><text:s/>6,0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6.0003155556" calcext:value-type="float">
            <text:p><text:s/>10,5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61.64476" calcext:value-type="float">
            <text:p><text:s/>8,5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4491.76776766" calcext:value-type="float">
            <text:p><text:s/>1,344,4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40.91405" calcext:value-type="float">
            <text:p><text:s/>4,0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7265.90654461" calcext:value-type="float">
            <text:p><text:s/>1,317,2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40.91405" calcext:value-type="float">
            <text:p><text:s/>4,0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88583.51996473" calcext:value-type="float">
            <text:p>( 1,188,58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040.91405" calcext:value-type="float">
            <text:p>( 4,04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8682.386579884" calcext:value-type="float">
            <text:p>( 128,68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042.4834695044" calcext:value-type="float">
            <text:p><text:s/>25,0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242266685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83.37777777778" calcext:value-type="float">
            <text:p><text:s/>2,183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821.271873333" calcext:value-type="float">
            <text:p><text:s/>150,8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40.13854" calcext:value-type="float">
            <text:p><text:s/>7,2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419.450350044" calcext:value-type="float">
            <text:p><text:s/>106,4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629.36421" calcext:value-type="float">
            <text:p><text:s/>12,62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40921.046937378" calcext:value-type="float">
            <text:p><text:s/>240,92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3225.2933" calcext:value-type="float">
            <text:p><text:s/>33,2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8321.254833333" calcext:value-type="float">
            <text:p><text:s/>798,3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240.9215" calcext:value-type="float">
            <text:p><text:s/>188,2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314.786254444" calcext:value-type="float">
            <text:p><text:s/>127,3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86.64181" calcext:value-type="float">
            <text:p><text:s/>3,0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1006.468578889" calcext:value-type="float">
            <text:p><text:s/>671,0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5154.27969" calcext:value-type="float">
            <text:p><text:s/>185,1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5987.4855355556" calcext:value-type="float">
            <text:p>( 95,98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7216.72998" calcext:value-type="float">
            <text:p>( 87,217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75205.3757666667" calcext:value-type="float">
            <text:p>( 75,20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8483.9091" calcext:value-type="float">
            <text:p>( 8,48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48114.2" calcext:value-type="float">
            <text:p><text:s/>348,114 <text:s/></text:p>
          </table:table-cell>
          <table:table-cell table:style-name="ce42" office:value-type="float" office:value="148098.099333333" calcext:value-type="float">
            <text:p><text:s/>148,098 <text:s/></text:p>
          </table:table-cell>
          <table:table-cell table:style-name="ce42" office:value-type="float" office:value="28941.465" calcext:value-type="float">
            <text:p><text:s/>28,941 <text:s/></text:p>
          </table:table-cell>
          <table:table-cell table:style-name="ce42" office:value-type="float" office:value="924989.977714444" calcext:value-type="float">
            <text:p><text:s/>924,9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004.43527" calcext:value-type="float">
            <text:p><text:s/>65,0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48114.2" calcext:value-type="float">
            <text:p><text:s/>348,114 <text:s/></text:p>
          </table:table-cell>
          <table:table-cell table:style-name="ce42" office:value-type="float" office:value="148098.099333333" calcext:value-type="float">
            <text:p><text:s/>148,098 <text:s/></text:p>
          </table:table-cell>
          <table:table-cell table:style-name="ce42" office:value-type="float" office:value="28941.465" calcext:value-type="float">
            <text:p><text:s/>28,941 <text:s/></text:p>
          </table:table-cell>
          <table:table-cell table:style-name="ce42" office:value-type="float" office:value="837239.725383333" calcext:value-type="float">
            <text:p><text:s/>837,2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610.09405" calcext:value-type="float">
            <text:p><text:s/>49,6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750.2523311111" calcext:value-type="float">
            <text:p><text:s/>87,7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394.34122" calcext:value-type="float">
            <text:p><text:s/>15,3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86" calcext:value-type="float">
            <text:p>( 28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798.549168889" calcext:value-type="float">
            <text:p><text:s/>115,7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180.66028" calcext:value-type="float">
            <text:p><text:s/>44,18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952.8887322222" calcext:value-type="float">
            <text:p><text:s/>18,95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223.66651" calcext:value-type="float">
            <text:p><text:s/>1,2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460.8743152298" calcext:value-type="float">
            <text:p><text:s/>77,4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911.68544" calcext:value-type="float">
            <text:p><text:s/>15,9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730.5926677778" calcext:value-type="float">
            <text:p><text:s/>68,7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000.21489" calcext:value-type="float">
            <text:p><text:s/>24,0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8086.721451111" calcext:value-type="float">
            <text:p><text:s/>158,0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3681.21034" calcext:value-type="float">
            <text:p><text:s/>133,6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.0035500613333" calcext:value-type="float">
            <text:p><text:s/>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553.644444444" calcext:value-type="float">
            <text:p><text:s/>175,5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82246.4777778" calcext:value-type="float">
            <text:p><text:s/>10,282,2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798.166666667" calcext:value-type="float">
            <text:p><text:s/>237,7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83660.57777778" calcext:value-type="float">
            <text:p><text:s/>9,683,6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090.5777777778" calcext:value-type="float">
            <text:p><text:s/>50,0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697.155555556" calcext:value-type="float">
            <text:p><text:s/>310,6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9701.722222222" calcext:value-type="float">
            <text:p><text:s/>969,7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9.23333333333" calcext:value-type="float">
            <text:p><text:s/>1,8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67872.488888889" calcext:value-type="float">
            <text:p><text:s/>967,87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1865.982230578" calcext:value-type="float">
            <text:p><text:s/>961,8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842.788888889" calcext:value-type="float">
            <text:p><text:s/>151,8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33.63333333333" calcext:value-type="float">
            <text:p><text:s/>3,7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89.95555555556" calcext:value-type="float">
            <text:p><text:s/>7,3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4.4" calcext:value-type="float">
            <text:p><text:s/>7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0.51111111111" calcext:value-type="float">
            <text:p><text:s/>2,3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2662.926675022" calcext:value-type="float">
            <text:p><text:s/>682,6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3141.766666667" calcext:value-type="float">
            <text:p><text:s/>113,14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69037.55528" calcext:value-type="float">
            <text:p><text:s/>1,369,03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69037.55528" calcext:value-type="float">
            <text:p><text:s/>1,369,0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98969.13190644" calcext:value-type="float">
            <text:p><text:s/>6,098,9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98969.13190644" calcext:value-type="float">
            <text:p><text:s/>6,098,9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71481.54" calcext:value-type="float">
            <text:p>( 3,971,48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31761.260877" calcext:value-type="float">
            <text:p><text:s/>26,731,7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60894.127" calcext:value-type="float">
            <text:p><text:s/>24,260,8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0867.133877" calcext:value-type="float">
            <text:p><text:s/>2,470,8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8298.73333333" calcext:value-type="float">
            <text:p><text:s/>1,168,299 <text:s/></text:p>
          </table:table-cell>
          <table:table-cell table:style-name="ce42" office:value-type="float" office:value="2058234.53333333" calcext:value-type="float">
            <text:p><text:s/>2,058,235 <text:s/></text:p>
          </table:table-cell>
          <table:table-cell table:style-name="ce42" office:value-type="float" office:value="1602463.2" calcext:value-type="float">
            <text:p><text:s/>1,602,4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340.444444444" calcext:value-type="float">
            <text:p><text:s/>390,3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12.1154798901" calcext:value-type="float">
            <text:p><text:s/>35,0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1.555555555556" calcext:value-type="float">
            <text:p><text:s/>332 <text:s/></text:p>
          </table:table-cell>
          <table:table-cell table:style-name="ce42" office:value-type="float" office:value="1252213.33333333" calcext:value-type="float">
            <text:p><text:s/>1,252,2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423.677853443" calcext:value-type="float">
            <text:p><text:s/>404,424 <text:s/></text:p>
          </table:table-cell>
          <table:table-cell table:style-name="ce42" office:value-type="float" office:value="-714691.466666667" calcext:value-type="float">
            <text:p><text:s/>-714,691 <text:s/></text:p>
          </table:table-cell>
          <table:table-cell table:style-name="ce42" office:value-type="float" office:value="-52872.2553534535" calcext:value-type="float">
            <text:p><text:s/>-52,872 <text:s/></text:p>
          </table:table-cell>
          <table:table-cell table:style-name="ce42" office:value-type="float" office:value="1314.16666666667" calcext:value-type="float">
            <text:p><text:s/>1,314 <text:s/></text:p>
          </table:table-cell>
          <table:table-cell table:style-name="ce42" office:value-type="float" office:value="-52225.5609298025" calcext:value-type="float">
            <text:p><text:s/>-52,226 <text:s/></text:p>
          </table:table-cell>
          <table:table-cell table:style-name="ce42" office:value-type="float" office:value="24374.8942631359" calcext:value-type="float">
            <text:p><text:s/>24,375 <text:s/></text:p>
          </table:table-cell>
          <table:table-cell table:style-name="ce42" office:value-type="float" office:value="262198.555555556" calcext:value-type="float">
            <text:p><text:s/>262,19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28862.94" calcext:value-type="float">
            <text:p><text:s/>728,863 <text:s/></text:p>
          </table:table-cell>
          <table:table-cell table:style-name="ce43" office:value-type="float" office:value="2772926" calcext:value-type="float">
            <text:p><text:s/>2,772,926 <text:s/></text:p>
          </table:table-cell>
          <table:table-cell table:style-name="ce43" office:value-type="float" office:value="1655335.45535345" calcext:value-type="float">
            <text:p><text:s/>1,655,335 <text:s/></text:p>
          </table:table-cell>
          <table:table-cell table:style-name="ce43" office:value-type="float" office:value="-1314.16666666667" calcext:value-type="float">
            <text:p><text:s/>-1,314 <text:s/></text:p>
          </table:table-cell>
          <table:table-cell table:style-name="ce43" office:value-type="float" office:value="51894.005374247" calcext:value-type="float">
            <text:p><text:s/>51,894 <text:s/></text:p>
          </table:table-cell>
          <table:table-cell table:style-name="ce43" office:value-type="float" office:value="-886247.783152025" calcext:value-type="float">
            <text:p><text:s/>-886,248 <text:s/></text:p>
          </table:table-cell>
          <table:table-cell table:style-name="ce43" office:value-type="float" office:value="-262198.555555556" calcext:value-type="float">
            <text:p><text:s/>-262,1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8298.73333333" calcext:value-type="float">
            <text:p><text:s/>1,168,299 <text:s/></text:p>
          </table:table-cell>
          <table:table-cell table:style-name="ce42" office:value-type="float" office:value="41156.2666666667" calcext:value-type="float">
            <text:p><text:s/>41,156 <text:s/></text:p>
          </table:table-cell>
          <table:table-cell table:style-name="ce42" office:value-type="float" office:value="16646.4553534534" calcext:value-type="float">
            <text:p><text:s/>16,646 <text:s/></text:p>
          </table:table-cell>
          <table:table-cell table:style-name="ce42" office:value-type="float" office:value="297.5" calcext:value-type="float">
            <text:p><text:s/>298 <text:s/></text:p>
          </table:table-cell>
          <table:table-cell table:style-name="ce42" office:value-type="float" office:value="3320.84574559741" calcext:value-type="float">
            <text:p><text:s/>3,321 <text:s/></text:p>
          </table:table-cell>
          <table:table-cell table:style-name="ce42" office:value-type="float" office:value="40416.9320321804" calcext:value-type="float">
            <text:p><text:s/>40,417 <text:s/></text:p>
          </table:table-cell>
          <table:table-cell table:style-name="ce42" office:value-type="float" office:value="246169.444444444" calcext:value-type="float">
            <text:p><text:s/>246,16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4022.8" calcext:value-type="float">
            <text:p><text:s/>4,474,023 <text:s/></text:p>
          </table:table-cell>
          <table:table-cell table:style-name="ce42" office:value-type="float" office:value="3790498.4" calcext:value-type="float">
            <text:p><text:s/>3,790,498 <text:s/></text:p>
          </table:table-cell>
          <table:table-cell table:style-name="ce42" office:value-type="float" office:value="2628290.6" calcext:value-type="float">
            <text:p><text:s/>2,628,291 <text:s/></text:p>
          </table:table-cell>
          <table:table-cell table:style-name="ce42" office:value-type="float" office:value="2239.16666666667" calcext:value-type="float">
            <text:p><text:s/>2,239 <text:s/></text:p>
          </table:table-cell>
          <table:table-cell table:style-name="ce42" office:value-type="float" office:value="95576.1737046838" calcext:value-type="float">
            <text:p><text:s/>95,576 <text:s/></text:p>
          </table:table-cell>
          <table:table-cell table:style-name="ce42" office:value-type="float" office:value="1163618.49296198" calcext:value-type="float">
            <text:p><text:s/>1,163,618 <text:s/></text:p>
          </table:table-cell>
          <table:table-cell table:style-name="ce42" office:value-type="float" office:value="556481.777777778" calcext:value-type="float">
            <text:p><text:s/>556,4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4022.8" calcext:value-type="float">
            <text:p><text:s/>4,474,023 <text:s/></text:p>
          </table:table-cell>
          <table:table-cell table:style-name="ce42" office:value-type="float" office:value="2531602.044" calcext:value-type="float">
            <text:p><text:s/>2,531,602 <text:s/></text:p>
          </table:table-cell>
          <table:table-cell table:style-name="ce42" office:value-type="float" office:value="1766747.49505616" calcext:value-type="float">
            <text:p><text:s/>1,766,747 <text:s/></text:p>
          </table:table-cell>
          <table:table-cell table:style-name="ce42" office:value-type="float" office:value="2239.16666666667" calcext:value-type="float">
            <text:p><text:s/>2,239 <text:s/></text:p>
          </table:table-cell>
          <table:table-cell table:style-name="ce42" office:value-type="float" office:value="95576.1737046838" calcext:value-type="float">
            <text:p><text:s/>95,576 <text:s/></text:p>
          </table:table-cell>
          <table:table-cell table:style-name="ce42" office:value-type="float" office:value="1163618.49296198" calcext:value-type="float">
            <text:p><text:s/>1,163,618 <text:s/></text:p>
          </table:table-cell>
          <table:table-cell table:style-name="ce42" office:value-type="float" office:value="556481.777777778" calcext:value-type="float">
            <text:p><text:s/>556,48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58896.356" calcext:value-type="float">
            <text:p><text:s/>1,258,896 <text:s/></text:p>
          </table:table-cell>
          <table:table-cell table:style-name="ce43" office:value-type="float" office:value="861543.104943837" calcext:value-type="float">
            <text:p><text:s/>861,5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.733333333333" calcext:value-type="float">
            <text:p><text:s/>145 <text:s/></text:p>
          </table:table-cell>
          <table:table-cell table:style-name="ce42" office:value-type="float" office:value="2131.13333333333" calcext:value-type="float">
            <text:p><text:s/>2,131 <text:s/></text:p>
          </table:table-cell>
          <table:table-cell table:style-name="ce42" office:value-type="float" office:value="1450.8" calcext:value-type="float">
            <text:p><text:s/>1,4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" calcext:value-type="float">
            <text:p><text:s/>32 <text:s/></text:p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.733333333333" calcext:value-type="float">
            <text:p><text:s/>145 <text:s/></text:p>
          </table:table-cell>
          <table:table-cell table:style-name="ce42" office:value-type="float" office:value="2046.2" calcext:value-type="float">
            <text:p><text:s/>2,046 <text:s/></text:p>
          </table:table-cell>
          <table:table-cell table:style-name="ce42" office:value-type="float" office:value="1391.86666666667" calcext:value-type="float">
            <text:p><text:s/>1,3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" calcext:value-type="float">
            <text:p><text:s/>32 <text:s/></text:p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.9333333333333" calcext:value-type="float">
            <text:p><text:s/>85 <text:s/></text:p>
          </table:table-cell>
          <table:table-cell table:style-name="ce42" office:value-type="float" office:value="58.9333333333333" calcext:value-type="float">
            <text:p><text:s/>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034442.27333333" calcext:value-type="float">
            <text:p><text:s/>4,034,442 <text:s/></text:p>
          </table:table-cell>
          <table:table-cell table:style-name="ce44" office:value-type="float" office:value="6520137" calcext:value-type="float">
            <text:p><text:s/>6,520,137 <text:s/></text:p>
          </table:table-cell>
          <table:table-cell table:style-name="ce44" office:value-type="float" office:value="4265528.8" calcext:value-type="float">
            <text:p><text:s/>4,265,529 <text:s/></text:p>
          </table:table-cell>
          <table:table-cell table:style-name="ce44" office:value-type="float" office:value="627.5" calcext:value-type="float">
            <text:p><text:s/>628 <text:s/></text:p>
          </table:table-cell>
          <table:table-cell table:style-name="ce44" office:value-type="float" office:value="144149.333333333" calcext:value-type="float">
            <text:p><text:s/>144,149 <text:s/></text:p>
          </table:table-cell>
          <table:table-cell table:style-name="ce44" office:value-type="float" office:value="236921.777777778" calcext:value-type="float">
            <text:p><text:s/>236,922 <text:s/></text:p>
          </table:table-cell>
          <table:table-cell table:style-name="ce44" office:value-type="float" office:value="48106.2222222222" calcext:value-type="float">
            <text:p><text:s/>48,10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2960.7333333333" calcext:value-type="float">
            <text:p><text:s/>62,961 <text:s/></text:p>
          </table:table-cell>
          <table:table-cell table:style-name="ce44" office:value-type="float" office:value="6520137" calcext:value-type="float">
            <text:p><text:s/>6,520,137 <text:s/></text:p>
          </table:table-cell>
          <table:table-cell table:style-name="ce44" office:value-type="float" office:value="4265528.8" calcext:value-type="float">
            <text:p><text:s/>4,265,529 <text:s/></text:p>
          </table:table-cell>
          <table:table-cell table:style-name="ce44" office:value-type="float" office:value="627.5" calcext:value-type="float">
            <text:p><text:s/>628 <text:s/></text:p>
          </table:table-cell>
          <table:table-cell table:style-name="ce44" office:value-type="float" office:value="144149.333333333" calcext:value-type="float">
            <text:p><text:s/>144,149 <text:s/></text:p>
          </table:table-cell>
          <table:table-cell table:style-name="ce44" office:value-type="float" office:value="236921.777777778" calcext:value-type="float">
            <text:p><text:s/>236,922 <text:s/></text:p>
          </table:table-cell>
          <table:table-cell table:style-name="ce44" office:value-type="float" office:value="48106.2222222222" calcext:value-type="float">
            <text:p><text:s/>48,1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960.7333333333" calcext:value-type="float">
            <text:p><text:s/>62,961 <text:s/></text:p>
          </table:table-cell>
          <table:table-cell table:style-name="ce42" office:value-type="float" office:value="4810.86666666667" calcext:value-type="float">
            <text:p><text:s/>4,811 <text:s/></text:p>
          </table:table-cell>
          <table:table-cell table:style-name="ce42" office:value-type="float" office:value="4344.6" calcext:value-type="float">
            <text:p><text:s/>4,3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7.83333333333" calcext:value-type="float">
            <text:p><text:s/>7,0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8666666666667" calcext:value-type="float">
            <text:p><text:s/>14 <text:s/></text:p>
          </table:table-cell>
          <table:table-cell table:style-name="ce42" office:value-type="float" office:value="2.6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.8666666666667" calcext:value-type="float">
            <text:p><text:s/>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4.5" calcext:value-type="float">
            <text:p><text:s/>9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.1333333333333" calcext:value-type="float">
            <text:p><text:s/>64 <text:s/></text:p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.4" calcext:value-type="float">
            <text:p><text:s/>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.055555555556" calcext:value-type="float">
            <text:p><text:s/>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674.7333333333" calcext:value-type="float">
            <text:p><text:s/>62,675 <text:s/></text:p>
          </table:table-cell>
          <table:table-cell table:style-name="ce42" office:value-type="float" office:value="52.8666666666667" calcext:value-type="float">
            <text:p><text:s/>53 <text:s/></text:p>
          </table:table-cell>
          <table:table-cell table:style-name="ce42" office:value-type="float" office:value="31.2" calcext:value-type="float">
            <text:p><text:s/>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9.5" calcext:value-type="float">
            <text:p><text:s/>5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674.7333333333" calcext:value-type="float">
            <text:p><text:s/>62,675 <text:s/></text:p>
          </table:table-cell>
          <table:table-cell table:style-name="ce42" office:value-type="float" office:value="52.8666666666667" calcext:value-type="float">
            <text:p><text:s/>53 <text:s/></text:p>
          </table:table-cell>
          <table:table-cell table:style-name="ce42" office:value-type="float" office:value="31.2" calcext:value-type="float">
            <text:p><text:s/>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9.5" calcext:value-type="float">
            <text:p><text:s/>5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2.8666666666667" calcext:value-type="float">
            <text:p>( 53 <text:s/>)</text:p>
          </table:table-cell>
          <table:table-cell table:style-name="ce45" office:value-type="float" office:value="31.2" calcext:value-type="float">
            <text:p>( 31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69.5" calcext:value-type="float">
            <text:p>( 57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2674.7333333333" calcext:value-type="float">
            <text:p>( 62,67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.3333333333333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.5333333333333" calcext:value-type="float">
            <text:p><text:s/>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6.4666666666667" calcext:value-type="float">
            <text:p><text:s/>1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.666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.1666666666667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" calcext:value-type="float">
            <text:p><text:s/>286 <text:s/></text:p>
          </table:table-cell>
          <table:table-cell table:style-name="ce42" office:value-type="float" office:value="112.666666666667" calcext:value-type="float">
            <text:p><text:s/>113 <text:s/></text:p>
          </table:table-cell>
          <table:table-cell table:style-name="ce42" office:value-type="float" office:value="69.3333333333333" calcext:value-type="float">
            <text:p><text:s/>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52.11111111111" calcext:value-type="float">
            <text:p><text:s/>4,4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.866666666667" calcext:value-type="float">
            <text:p><text:s/>105 <text:s/></text:p>
          </table:table-cell>
          <table:table-cell table:style-name="ce42" office:value-type="float" office:value="69.3333333333333" calcext:value-type="float">
            <text:p><text:s/>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46.44444444444" calcext:value-type="float">
            <text:p><text:s/>4,4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" calcext:value-type="float">
            <text:p><text:s/>286 <text:s/></text:p>
          </table:table-cell>
          <table:table-cell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66666666666667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86" calcext:value-type="float">
            <text:p>( 28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8.444444444444" calcext:value-type="float">
            <text:p><text:s/>12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.73333333333333" calcext:value-type="float">
            <text:p><text:s/>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4.7777777777778" calcext:value-type="float">
            <text:p><text:s/>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.6" calcext:value-type="float">
            <text:p><text:s/>55 <text:s/></text:p>
          </table:table-cell>
          <table:table-cell table:style-name="ce42" office:value-type="float" office:value="5.2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.388888888889" calcext:value-type="float">
            <text:p><text:s/>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88.26666666667" calcext:value-type="float">
            <text:p><text:s/>4,288 <text:s/></text:p>
          </table:table-cell>
          <table:table-cell table:style-name="ce42" office:value-type="float" office:value="4231.93333333333" calcext:value-type="float">
            <text:p><text:s/>4,2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9.888888888889" calcext:value-type="float">
            <text:p><text:s/>5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0666666666667" calcext:value-type="float">
            <text:p><text:s/>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79960.93333333" calcext:value-type="float">
            <text:p><text:s/>6,479,961 <text:s/></text:p>
          </table:table-cell>
          <table:table-cell table:style-name="ce42" office:value-type="float" office:value="4235621" calcext:value-type="float">
            <text:p><text:s/>4,235,621 <text:s/></text:p>
          </table:table-cell>
          <table:table-cell table:style-name="ce42" office:value-type="float" office:value="627.5" calcext:value-type="float">
            <text:p><text:s/>628 <text:s/></text:p>
          </table:table-cell>
          <table:table-cell table:style-name="ce42" office:value-type="float" office:value="839.111111111111" calcext:value-type="float">
            <text:p><text:s/>839 <text:s/></text:p>
          </table:table-cell>
          <table:table-cell table:style-name="ce42" office:value-type="float" office:value="236331.555555556" calcext:value-type="float">
            <text:p><text:s/>236,3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7.5" calcext:value-type="float">
            <text:p><text:s/>628 <text:s/></text:p>
          </table:table-cell>
          <table:table-cell table:style-name="ce42" office:value-type="float" office:value="839.111111111111" calcext:value-type="float">
            <text:p><text:s/>839 <text:s/></text:p>
          </table:table-cell>
          <table:table-cell table:style-name="ce42" office:value-type="float" office:value="236331.555555556" calcext:value-type="float">
            <text:p><text:s/>236,3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79960.93333333" calcext:value-type="float">
            <text:p><text:s/>6,479,961 <text:s/></text:p>
          </table:table-cell>
          <table:table-cell table:style-name="ce42" office:value-type="float" office:value="4235621" calcext:value-type="float">
            <text:p><text:s/>4,235,6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.4666666666667" calcext:value-type="float">
            <text:p><text:s/>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.7222222222222" calcext:value-type="float">
            <text:p><text:s/>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.4666666666667" calcext:value-type="float">
            <text:p><text:s/>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.7222222222222" calcext:value-type="float">
            <text:p><text:s/>2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335.7333333333" calcext:value-type="float">
            <text:p><text:s/>35,336 <text:s/></text:p>
          </table:table-cell>
          <table:table-cell table:style-name="ce42" office:value-type="float" office:value="25563.2" calcext:value-type="float">
            <text:p><text:s/>25,5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310.222222222" calcext:value-type="float">
            <text:p><text:s/>143,310 <text:s/></text:p>
          </table:table-cell>
          <table:table-cell table:style-name="ce42" office:value-type="float" office:value="590.222222222222" calcext:value-type="float">
            <text:p><text:s/>590 <text:s/></text:p>
          </table:table-cell>
          <table:table-cell table:style-name="ce42" office:value-type="float" office:value="41026.6666666667" calcext:value-type="float">
            <text:p><text:s/>41,0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9900.61111111111" calcext:value-type="float">
            <text:p><text:s/>9,9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9.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8" calcext:value-type="float">
            <text:p><text:s/>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537.5333333333" calcext:value-type="float">
            <text:p><text:s/>34,538 <text:s/></text:p>
          </table:table-cell>
          <table:table-cell table:style-name="ce42" office:value-type="float" office:value="25474.8" calcext:value-type="float">
            <text:p><text:s/>25,4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310.222222222" calcext:value-type="float">
            <text:p><text:s/>143,310 <text:s/></text:p>
          </table:table-cell>
          <table:table-cell table:style-name="ce42" office:value-type="float" office:value="590.222222222222" calcext:value-type="float">
            <text:p><text:s/>590 <text:s/></text:p>
          </table:table-cell>
          <table:table-cell table:style-name="ce42" office:value-type="float" office:value="28543.9444444444" calcext:value-type="float">
            <text:p><text:s/>28,54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90.4" calcext:value-type="float">
            <text:p><text:s/>790 <text:s/></text:p>
          </table:table-cell>
          <table:table-cell table:style-name="ce43" office:value-type="float" office:value="88.4" calcext:value-type="float">
            <text:p><text:s/>8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522.61111111111" calcext:value-type="float">
            <text:p><text:s/>2,52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71481.54" calcext:value-type="float">
            <text:p><text:s/>3,971,4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71481.54" calcext:value-type="float">
            <text:p><text:s/>3,971,4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971481.54" calcext:value-type="float">
            <text:p>( 3,971,48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77994.044444444" calcext:value-type="float">
            <text:p><text:s/>677,994 <text:s/></text:p>
          </table:table-cell>
          <table:table-cell table:style-name="ce42" office:value-type="float" office:value="4241339.02222222" calcext:value-type="float">
            <text:p><text:s/>4,241,3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2894.933333333" calcext:value-type="float">
            <text:p><text:s/>372,895 <text:s/></text:p>
          </table:table-cell>
          <table:table-cell table:style-name="ce42" office:value-type="float" office:value="194211.111111111" calcext:value-type="float">
            <text:p><text:s/>194,211 <text:s/></text:p>
          </table:table-cell>
          <table:table-cell table:style-name="ce42" office:value-type="float" office:value="176847.909171321" calcext:value-type="float">
            <text:p><text:s/>176,8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66.7333333333" calcext:value-type="float">
            <text:p><text:s/>12,467 <text:s/></text:p>
          </table:table-cell>
          <table:table-cell table:style-name="ce42" office:value-type="float" office:value="267092" calcext:value-type="float">
            <text:p><text:s/>267,0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6560.977777778" calcext:value-type="float">
            <text:p><text:s/>526,5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635.2" calcext:value-type="float">
            <text:p><text:s/>223,635 <text:s/></text:p>
          </table:table-cell>
          <table:table-cell table:style-name="ce42" office:value-type="float" office:value="18246.6666666667" calcext:value-type="float">
            <text:p><text:s/>18,247 <text:s/></text:p>
          </table:table-cell>
          <table:table-cell table:style-name="ce42" office:value-type="float" office:value="58621.8922473077" calcext:value-type="float">
            <text:p><text:s/>58,6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83.5777777778" calcext:value-type="float">
            <text:p><text:s/>29,084 <text:s/></text:p>
          </table:table-cell>
          <table:table-cell table:style-name="ce42" office:value-type="float" office:value="151653" calcext:value-type="float">
            <text:p><text:s/>151,6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38627.377777778" calcext:value-type="float">
            <text:p><text:s/>138,627 <text:s/></text:p>
          </table:table-cell>
          <table:table-cell table:style-name="ce42" office:value-type="float" office:value="2175923.68888889" calcext:value-type="float">
            <text:p><text:s/>2,175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7.33333333333" calcext:value-type="float">
            <text:p><text:s/>1,9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90663.254222222" calcext:value-type="float">
            <text:p><text:s/>-190,663 <text:s/></text:p>
          </table:table-cell>
          <table:table-cell table:style-name="ce42" office:value-type="float" office:value="48615.8666666667" calcext:value-type="float">
            <text:p><text:s/>48,6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628.2666666667" calcext:value-type="float">
            <text:p><text:s/>86,628 <text:s/></text:p>
          </table:table-cell>
          <table:table-cell table:style-name="ce42" office:value-type="float" office:value="-3550.00000000002" calcext:value-type="float">
            <text:p><text:s/>-3,550 <text:s/></text:p>
          </table:table-cell>
          <table:table-cell table:style-name="ce42" office:value-type="float" office:value="4937.87723979619" calcext:value-type="float">
            <text:p><text:s/>4,9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31057.9555555555" calcext:value-type="float">
            <text:p><text:s/>-31,058 <text:s/></text:p>
          </table:table-cell>
          <table:table-cell table:style-name="ce42" office:value-type="float" office:value="-79016.1388888889" calcext:value-type="float">
            <text:p><text:s/>-79,01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30029.920888889" calcext:value-type="float">
            <text:p><text:s/>730,030 <text:s/></text:p>
          </table:table-cell>
          <table:table-cell table:style-name="ce43" office:value-type="float" office:value="1490238.48888889" calcext:value-type="float">
            <text:p><text:s/>1,490,2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0674.1333333333" calcext:value-type="float">
            <text:p><text:s/>60,674 <text:s/></text:p>
          </table:table-cell>
          <table:table-cell table:style-name="ce43" office:value-type="float" office:value="179514.444444444" calcext:value-type="float">
            <text:p><text:s/>179,514 <text:s/></text:p>
          </table:table-cell>
          <table:table-cell table:style-name="ce43" office:value-type="float" office:value="113288.139684217" calcext:value-type="float">
            <text:p><text:s/>113,28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441.1111111111" calcext:value-type="float">
            <text:p><text:s/>14,441 <text:s/></text:p>
          </table:table-cell>
          <table:table-cell table:style-name="ce43" office:value-type="float" office:value="194455.138888889" calcext:value-type="float">
            <text:p><text:s/>194,4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58217.8666666667" calcext:value-type="float">
            <text:p><text:s/>58,218 <text:s/></text:p>
          </table:table-cell>
          <table:table-cell table:style-name="ce42" office:value-type="float" office:value="1103848.71111111" calcext:value-type="float">
            <text:p><text:s/>1,103,8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37.33333333333" calcext:value-type="float">
            <text:p><text:s/>4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8.95555555556" calcext:value-type="float">
            <text:p><text:s/>1,4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987.133333333" calcext:value-type="float">
            <text:p><text:s/>274,98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64189.835311611" calcext:value-type="float">
            <text:p><text:s/>664,190 <text:s/></text:p>
          </table:table-cell>
          <table:table-cell table:style-name="ce42" office:value-type="float" office:value="5729884.56019136" calcext:value-type="float">
            <text:p><text:s/>5,729,8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64028.444444445" calcext:value-type="float">
            <text:p><text:s/>664,028 <text:s/></text:p>
          </table:table-cell>
          <table:table-cell table:style-name="ce42" office:value-type="float" office:value="5276471.91111111" calcext:value-type="float">
            <text:p><text:s/>5,276,4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61.390867166222" calcext:value-type="float">
            <text:p><text:s/>161 <text:s/></text:p>
          </table:table-cell>
          <table:table-cell table:style-name="ce43" office:value-type="float" office:value="453412.649080253" calcext:value-type="float">
            <text:p><text:s/>453,41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891326.48888889" calcext:value-type="float">
            <text:p><text:s/>4,891,326 <text:s/></text:p>
          </table:table-cell>
          <table:table-cell table:style-name="ce42" office:value-type="float" office:value="11915679.5111111" calcext:value-type="float">
            <text:p><text:s/>11,915,6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964.8" calcext:value-type="float">
            <text:p><text:s/>287,965 <text:s/></text:p>
          </table:table-cell>
          <table:table-cell table:style-name="ce42" office:value-type="float" office:value="606258.888888889" calcext:value-type="float">
            <text:p><text:s/>606,259 <text:s/></text:p>
          </table:table-cell>
          <table:table-cell table:style-name="ce42" office:value-type="float" office:value="75831.5666666667" calcext:value-type="float">
            <text:p><text:s/>75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478.3333333333" calcext:value-type="float">
            <text:p><text:s/>82,478 <text:s/></text:p>
          </table:table-cell>
          <table:table-cell table:style-name="ce42" office:value-type="float" office:value="853983.407777778" calcext:value-type="float">
            <text:p><text:s/>853,9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870810.76355556" calcext:value-type="float">
            <text:p><text:s/>4,870,811 <text:s/></text:p>
          </table:table-cell>
          <table:table-cell table:style-name="ce42" office:value-type="float" office:value="11915679.5111111" calcext:value-type="float">
            <text:p><text:s/>11,915,6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964.8" calcext:value-type="float">
            <text:p><text:s/>287,965 <text:s/></text:p>
          </table:table-cell>
          <table:table-cell table:style-name="ce42" office:value-type="float" office:value="606258.888888889" calcext:value-type="float">
            <text:p><text:s/>606,259 <text:s/></text:p>
          </table:table-cell>
          <table:table-cell table:style-name="ce42" office:value-type="float" office:value="75831.5666666667" calcext:value-type="float">
            <text:p><text:s/>75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478.3333333333" calcext:value-type="float">
            <text:p><text:s/>82,478 <text:s/></text:p>
          </table:table-cell>
          <table:table-cell table:style-name="ce42" office:value-type="float" office:value="834259.517111111" calcext:value-type="float">
            <text:p><text:s/>834,26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0515.7253333333" calcext:value-type="float">
            <text:p><text:s/>20,51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9723.8906666667" calcext:value-type="float">
            <text:p><text:s/>19,7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5141.3333333333" calcext:value-type="float">
            <text:p><text:s/>35,141 <text:s/></text:p>
          </table:table-cell>
          <table:table-cell table:style-name="ce42" office:value-type="float" office:value="518078.121918677" calcext:value-type="float">
            <text:p><text:s/>518,0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.511111111111" calcext:value-type="float">
            <text:p><text:s/>1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4.488888888889" calcext:value-type="float">
            <text:p><text:s/>154 <text:s/></text:p>
          </table:table-cell>
          <table:table-cell table:style-name="ce42" office:value-type="float" office:value="9180.57777777778" calcext:value-type="float">
            <text:p><text:s/>9,1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.133333333333" calcext:value-type="float">
            <text:p><text:s/>1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4951.6444444444" calcext:value-type="float">
            <text:p><text:s/>34,952 <text:s/></text:p>
          </table:table-cell>
          <table:table-cell table:style-name="ce42" office:value-type="float" office:value="508637.899696455" calcext:value-type="float">
            <text:p><text:s/>508,6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5.2" calcext:value-type="float">
            <text:p><text:s/>35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863807.37446617" calcext:value-type="float">
            <text:p><text:s/>4,863,807 <text:s/></text:p>
          </table:table-cell>
          <table:table-cell table:style-name="ce44" office:value-type="float" office:value="6054106.60677885" calcext:value-type="float">
            <text:p><text:s/>6,054,1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4201.6" calcext:value-type="float">
            <text:p><text:s/>344,202 <text:s/></text:p>
          </table:table-cell>
          <table:table-cell table:style-name="ce44" office:value-type="float" office:value="785773.333333333" calcext:value-type="float">
            <text:p><text:s/>785,773 <text:s/></text:p>
          </table:table-cell>
          <table:table-cell table:style-name="ce44" office:value-type="float" office:value="187660.750795328" calcext:value-type="float">
            <text:p><text:s/>187,66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96919.4444444444" calcext:value-type="float">
            <text:p><text:s/>96,919 <text:s/></text:p>
          </table:table-cell>
          <table:table-cell table:style-name="ce44" office:value-type="float" office:value="773451.413333333" calcext:value-type="float">
            <text:p><text:s/>773,45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63807.37446617" calcext:value-type="float">
            <text:p><text:s/>4,863,807 <text:s/></text:p>
          </table:table-cell>
          <table:table-cell table:style-name="ce44" office:value-type="float" office:value="6054106.60677885" calcext:value-type="float">
            <text:p><text:s/>6,054,10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5374.6" calcext:value-type="float">
            <text:p><text:s/>55,375 <text:s/></text:p>
          </table:table-cell>
          <table:table-cell table:style-name="ce44" office:value-type="float" office:value="5144.35" calcext:value-type="float">
            <text:p><text:s/>5,1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8047.570013367" calcext:value-type="float">
            <text:p><text:s/>218,048 <text:s/></text:p>
          </table:table-cell>
          <table:table-cell table:style-name="ce42" office:value-type="float" office:value="5424125.3623344" calcext:value-type="float">
            <text:p><text:s/>5,424,1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374.6" calcext:value-type="float">
            <text:p><text:s/>55,375 <text:s/></text:p>
          </table:table-cell>
          <table:table-cell table:style-name="ce42" office:value-type="float" office:value="5144.35" calcext:value-type="float">
            <text:p><text:s/>5,1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7864.9777777778" calcext:value-type="float">
            <text:p><text:s/>17,865 <text:s/></text:p>
          </table:table-cell>
          <table:table-cell table:style-name="ce42" office:value-type="float" office:value="15680.8888888889" calcext:value-type="float">
            <text:p><text:s/>15,6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975.9111111111" calcext:value-type="float">
            <text:p><text:s/>15,976 <text:s/></text:p>
          </table:table-cell>
          <table:table-cell table:style-name="ce42" office:value-type="float" office:value="440876.784516001" calcext:value-type="float">
            <text:p><text:s/>440,8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916.23833923911" calcext:value-type="float">
            <text:p><text:s/>3,916 <text:s/></text:p>
          </table:table-cell>
          <table:table-cell table:style-name="ce42" office:value-type="float" office:value="1118448.96353838" calcext:value-type="float">
            <text:p><text:s/>1,118,4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16.355555555556" calcext:value-type="float">
            <text:p><text:s/>116 <text:s/></text:p>
          </table:table-cell>
          <table:table-cell table:style-name="ce42" office:value-type="float" office:value="33258" calcext:value-type="float">
            <text:p><text:s/>33,2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21.688888888889" calcext:value-type="float">
            <text:p><text:s/>322 <text:s/></text:p>
          </table:table-cell>
          <table:table-cell table:style-name="ce42" office:value-type="float" office:value="8271.82222222222" calcext:value-type="float">
            <text:p><text:s/>8,2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797.74454508978" calcext:value-type="float">
            <text:p><text:s/>1,798 <text:s/></text:p>
          </table:table-cell>
          <table:table-cell table:style-name="ce42" office:value-type="float" office:value="466473.000822017" calcext:value-type="float">
            <text:p><text:s/>466,4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342.222222222222" calcext:value-type="float">
            <text:p><text:s/>342 <text:s/></text:p>
          </table:table-cell>
          <table:table-cell table:style-name="ce42" office:value-type="float" office:value="1662.13333333333" calcext:value-type="float">
            <text:p><text:s/>1,6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0776.3648826524" calcext:value-type="float">
            <text:p><text:s/>50,776 <text:s/></text:p>
          </table:table-cell>
          <table:table-cell table:style-name="ce42" office:value-type="float" office:value="1226377.38883501" calcext:value-type="float">
            <text:p><text:s/>1,226,3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8592.9871048747" calcext:value-type="float">
            <text:p><text:s/>48,593 <text:s/></text:p>
          </table:table-cell>
          <table:table-cell table:style-name="ce42" office:value-type="float" office:value="1201334.90538973" calcext:value-type="float">
            <text:p><text:s/>1,201,3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0013.0217715413" calcext:value-type="float">
            <text:p>( 20,013 <text:s/>)</text:p>
          </table:table-cell>
          <table:table-cell table:style-name="ce45" office:value-type="float" office:value="1163907.21747652" calcext:value-type="float">
            <text:p>( 1,163,90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8579.9653333333" calcext:value-type="float">
            <text:p>( 28,580 <text:s/>)</text:p>
          </table:table-cell>
          <table:table-cell table:style-name="ce45" office:value-type="float" office:value="37427.6879132178" calcext:value-type="float">
            <text:p>( 37,42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42.4834695044" calcext:value-type="float">
            <text:p><text:s/>25,0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242266685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183.37777777778" calcext:value-type="float">
            <text:p><text:s/>2,183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151.2" calcext:value-type="float">
            <text:p><text:s/>6,151 <text:s/></text:p>
          </table:table-cell>
          <table:table-cell table:style-name="ce42" office:value-type="float" office:value="137414.266666667" calcext:value-type="float">
            <text:p><text:s/>137,4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19.733333333333" calcext:value-type="float">
            <text:p><text:s/>320 <text:s/></text:p>
          </table:table-cell>
          <table:table-cell table:style-name="ce42" office:value-type="float" office:value="93447.8194733778" calcext:value-type="float">
            <text:p><text:s/>93,4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287.44092524444" calcext:value-type="float">
            <text:p><text:s/>2,287 <text:s/></text:p>
          </table:table-cell>
          <table:table-cell table:style-name="ce46" office:value-type="float" office:value="205390.901601022" calcext:value-type="float">
            <text:p><text:s/>205,39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1091.3777777778" calcext:value-type="float">
            <text:p><text:s/>31,091 <text:s/></text:p>
          </table:table-cell>
          <table:table-cell table:style-name="ce42" office:value-type="float" office:value="523569.955555556" calcext:value-type="float">
            <text:p><text:s/>523,5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374.6" calcext:value-type="float">
            <text:p><text:s/>55,3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3420.7111111111" calcext:value-type="float">
            <text:p><text:s/>23,421 <text:s/></text:p>
          </table:table-cell>
          <table:table-cell table:style-name="ce42" office:value-type="float" office:value="68630.9777777778" calcext:value-type="float">
            <text:p><text:s/>68,6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164.9555555556" calcext:value-type="float">
            <text:p><text:s/>32,1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7670.66666666667" calcext:value-type="float">
            <text:p><text:s/>7,671 <text:s/></text:p>
          </table:table-cell>
          <table:table-cell table:style-name="ce42" office:value-type="float" office:value="454938.977777778" calcext:value-type="float">
            <text:p><text:s/>454,9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09.6444444444" calcext:value-type="float">
            <text:p><text:s/>23,2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3.0222222222222" calcext:value-type="float">
            <text:p>( 43 <text:s/>)</text:p>
          </table:table-cell>
          <table:table-cell table:style-name="ce45" office:value-type="float" office:value="8727.73333333333" calcext:value-type="float">
            <text:p>( 8,72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404.8" calcext:value-type="float">
            <text:p>( 405 <text:s/>)</text:p>
          </table:table-cell>
          <table:table-cell table:style-name="ce47" office:value-type="float" office:value="66316.6666666667" calcext:value-type="float">
            <text:p>( 66,31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589.6" calcext:value-type="float">
            <text:p><text:s/>11,590 <text:s/></text:p>
          </table:table-cell>
          <table:table-cell table:style-name="ce42" office:value-type="float" office:value="838400.814666667" calcext:value-type="float">
            <text:p><text:s/>838,4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144.35" calcext:value-type="float">
            <text:p><text:s/>5,1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0465.1555555556" calcext:value-type="float">
            <text:p><text:s/>10,465 <text:s/></text:p>
          </table:table-cell>
          <table:table-cell table:style-name="ce42" office:value-type="float" office:value="767468.814666667" calcext:value-type="float">
            <text:p><text:s/>767,4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144.35" calcext:value-type="float">
            <text:p><text:s/>5,1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24.44444444444" calcext:value-type="float">
            <text:p><text:s/>1,124 <text:s/></text:p>
          </table:table-cell>
          <table:table-cell table:style-name="ce42" office:value-type="float" office:value="70932" calcext:value-type="float">
            <text:p><text:s/>70,9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404.35555555556" calcext:value-type="float">
            <text:p><text:s/>2,404 <text:s/></text:p>
          </table:table-cell>
          <table:table-cell table:style-name="ce42" office:value-type="float" office:value="69080.7555555556" calcext:value-type="float">
            <text:p><text:s/>69,0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764.88888888889" calcext:value-type="float">
            <text:p><text:s/>1,765 <text:s/></text:p>
          </table:table-cell>
          <table:table-cell table:style-name="ce46" office:value-type="float" office:value="15907.8222222222" calcext:value-type="float">
            <text:p><text:s/>15,90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990.13332663556" calcext:value-type="float">
            <text:p><text:s/>6,990 <text:s/></text:p>
          </table:table-cell>
          <table:table-cell table:style-name="ce42" office:value-type="float" office:value="54375.0666597053" calcext:value-type="float">
            <text:p><text:s/>54,3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0847.4666666667" calcext:value-type="float">
            <text:p><text:s/>10,847 <text:s/></text:p>
          </table:table-cell>
          <table:table-cell table:style-name="ce42" office:value-type="float" office:value="29014.7555555556" calcext:value-type="float">
            <text:p><text:s/>29,0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204.88888888889" calcext:value-type="float">
            <text:p><text:s/>2,205 <text:s/></text:p>
          </table:table-cell>
          <table:table-cell table:style-name="ce42" office:value-type="float" office:value="22200.6222222222" calcext:value-type="float">
            <text:p><text:s/>22,2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4.0035500613333" calcext:value-type="float">
            <text:p><text:s/>2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1260.9777777778" calcext:value-type="float">
            <text:p><text:s/>51,261 <text:s/></text:p>
          </table:table-cell>
          <table:table-cell table:style-name="ce42" office:value-type="float" office:value="124273.6" calcext:value-type="float">
            <text:p><text:s/>124,2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355735.28888889" calcext:value-type="float">
            <text:p><text:s/>3,355,735 <text:s/></text:p>
          </table:table-cell>
          <table:table-cell table:style-name="ce42" office:value-type="float" office:value="208752.088888889" calcext:value-type="float">
            <text:p><text:s/>208,7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203699.64444444" calcext:value-type="float">
            <text:p><text:s/>3,203,70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50090.5777777778" calcext:value-type="float">
            <text:p><text:s/>50,09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1945.066666667" calcext:value-type="float">
            <text:p><text:s/>101,945 <text:s/></text:p>
          </table:table-cell>
          <table:table-cell table:style-name="ce42" office:value-type="float" office:value="208752.088888889" calcext:value-type="float">
            <text:p><text:s/>208,7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62287.555555556" calcext:value-type="float">
            <text:p><text:s/>862,288 <text:s/></text:p>
          </table:table-cell>
          <table:table-cell table:style-name="ce42" office:value-type="float" office:value="107362.977777778" calcext:value-type="float">
            <text:p><text:s/>107,3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890.755555555556" calcext:value-type="float">
            <text:p><text:s/>891 <text:s/></text:p>
          </table:table-cell>
          <table:table-cell table:style-name="ce42" office:value-type="float" office:value="887.288888888889" calcext:value-type="float">
            <text:p><text:s/>8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61396.8" calcext:value-type="float">
            <text:p><text:s/>861,397 <text:s/></text:p>
          </table:table-cell>
          <table:table-cell table:style-name="ce43" office:value-type="float" office:value="106475.688888889" calcext:value-type="float">
            <text:p><text:s/>106,47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27736.960008356" calcext:value-type="float">
            <text:p><text:s/>427,737 <text:s/></text:p>
          </table:table-cell>
          <table:table-cell table:style-name="ce42" office:value-type="float" office:value="313866.177777778" calcext:value-type="float">
            <text:p><text:s/>313,8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5836.7111111111" calcext:value-type="float">
            <text:p><text:s/>65,837 <text:s/></text:p>
          </table:table-cell>
          <table:table-cell table:style-name="ce42" office:value-type="float" office:value="76105.4666666667" calcext:value-type="float">
            <text:p><text:s/>76,1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130.57777777778" calcext:value-type="float">
            <text:p><text:s/>2,131 <text:s/></text:p>
          </table:table-cell>
          <table:table-cell table:style-name="ce42" office:value-type="float" office:value="1543.55555555556" calcext:value-type="float">
            <text:p><text:s/>1,5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7369.51111111111" calcext:value-type="float">
            <text:p><text:s/>7,370 <text:s/></text:p>
          </table:table-cell>
          <table:table-cell table:style-name="ce42" office:value-type="float" office:value="20.4444444444444" calcext:value-type="float">
            <text:p><text:s/>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774.4" calcext:value-type="float">
            <text:p><text:s/>77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889.777777777778" calcext:value-type="float">
            <text:p><text:s/>890 <text:s/></text:p>
          </table:table-cell>
          <table:table-cell table:style-name="ce42" office:value-type="float" office:value="1422.93333333333" calcext:value-type="float">
            <text:p><text:s/>1,4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71646.471119467" calcext:value-type="float">
            <text:p><text:s/>271,646 <text:s/></text:p>
          </table:table-cell>
          <table:table-cell table:style-name="ce42" office:value-type="float" office:value="204034.533333333" calcext:value-type="float">
            <text:p><text:s/>204,0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9089.5111111111" calcext:value-type="float">
            <text:p><text:s/>79,090 <text:s/></text:p>
          </table:table-cell>
          <table:table-cell table:style-name="ce43" office:value-type="float" office:value="30739.2444444444" calcext:value-type="float">
            <text:p><text:s/>30,73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201.6" calcext:value-type="float">
            <text:p><text:s/>344,202 <text:s/></text:p>
          </table:table-cell>
          <table:table-cell table:style-name="ce42" office:value-type="float" office:value="785773.333333333" calcext:value-type="float">
            <text:p><text:s/>785,773 <text:s/></text:p>
          </table:table-cell>
          <table:table-cell table:style-name="ce42" office:value-type="float" office:value="187660.750795328" calcext:value-type="float">
            <text:p><text:s/>187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544.8444444445" calcext:value-type="float">
            <text:p><text:s/>41,545 <text:s/></text:p>
          </table:table-cell>
          <table:table-cell table:style-name="ce42" office:value-type="float" office:value="768307.063333333" calcext:value-type="float">
            <text:p><text:s/>768,30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201.6" calcext:value-type="float">
            <text:p><text:s/>344,202 <text:s/></text:p>
          </table:table-cell>
          <table:table-cell table:style-name="ce42" office:value-type="float" office:value="785773.333333333" calcext:value-type="float">
            <text:p><text:s/>785,773 <text:s/></text:p>
          </table:table-cell>
          <table:table-cell table:style-name="ce42" office:value-type="float" office:value="187660.750795328" calcext:value-type="float">
            <text:p><text:s/>187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544.8444444445" calcext:value-type="float">
            <text:p><text:s/>41,545 <text:s/></text:p>
          </table:table-cell>
          <table:table-cell table:style-name="ce42" office:value-type="float" office:value="768307.063333333" calcext:value-type="float">
            <text:p><text:s/>768,30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93823.70503495" calcext:value-type="float">
            <text:p><text:s/>2,693,824 <text:s/></text:p>
          </table:table-cell>
          <table:table-cell table:style-name="ce42" office:value-type="float" office:value="24037937.5558421" calcext:value-type="float">
            <text:p><text:s/>24,037,9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693255.24757195" calcext:value-type="float">
            <text:p><text:s/>2,693,255 <text:s/></text:p>
          </table:table-cell>
          <table:table-cell table:style-name="ce42" office:value-type="float" office:value="21567638.879428" calcext:value-type="float">
            <text:p><text:s/>21,567,6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68.457463" calcext:value-type="float">
            <text:p><text:s/>568 <text:s/></text:p>
          </table:table-cell>
          <table:table-cell table:style-name="ce42" office:value-type="float" office:value="2470298.676414" calcext:value-type="float">
            <text:p><text:s/>2,470,2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806712.888888889" calcext:value-type="float">
            <text:p><text:s/>806,71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25550.432261243" calcext:value-type="float">
            <text:p><text:s/>125,550 <text:s/></text:p>
          </table:table-cell>
          <table:table-cell table:number-columns-repeated="2" table:style-name="ce41" office:value-type="float" office:value="47956.9217254653" calcext:value-type="float">
            <text:p><text:s/>47,957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77593.5105357778" calcext:value-type="float">
            <text:p><text:s/>77,59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908241" calcext:value-type="float">
            <text:p><text:s/>2,908,2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8241" calcext:value-type="float">
            <text:p><text:s/>2,908,2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97579.7777777778" calcext:value-type="float">
            <text:p><text:s/>97,580 <text:s/></text:p>
          </table:table-cell>
          <table:table-cell table:style-name="ce42" office:value-type="float" office:value="145105.777777778" calcext:value-type="float">
            <text:p><text:s/>145,106 <text:s/></text:p>
          </table:table-cell>
          <table:table-cell table:style-name="ce42" office:value-type="float" office:value="-47526" calcext:value-type="float">
            <text:p><text:s/>-47,5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617374.11111111" calcext:value-type="float">
            <text:p><text:s/>3,617,374 <text:s/></text:p>
          </table:table-cell>
          <table:table-cell table:style-name="ce43" office:value-type="float" office:value="661607.111111111" calcext:value-type="float">
            <text:p><text:s/>661,607 <text:s/></text:p>
          </table:table-cell>
          <table:table-cell table:style-name="ce43" office:value-type="float" office:value="2955767" calcext:value-type="float">
            <text:p><text:s/>2,955,767 <text:s/></text:p>
          </table:table-cell>
          <table:table-cell table:style-name="ce43" office:value-type="float" office:value="125550.432261243" calcext:value-type="float">
            <text:p><text:s/>125,550 <text:s/></text:p>
          </table:table-cell>
          <table:table-cell table:number-columns-repeated="2" table:style-name="ce43" office:value-type="float" office:value="47956.9217254653" calcext:value-type="float">
            <text:p><text:s/>47,95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7593.5105357778" calcext:value-type="float">
            <text:p><text:s/>77,5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965528" calcext:value-type="float">
            <text:p><text:s/>2,965,5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65528" calcext:value-type="float">
            <text:p><text:s/>2,965,5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98620.32816075" calcext:value-type="float">
            <text:p><text:s/>1,298,620 <text:s/></text:p>
          </table:table-cell>
          <table:table-cell table:style-name="ce42" office:value-type="float" office:value="2556.89777777778" calcext:value-type="float">
            <text:p><text:s/>2,557 <text:s/></text:p>
          </table:table-cell>
          <table:table-cell table:style-name="ce42" office:value-type="float" office:value="1296063.43038297" calcext:value-type="float">
            <text:p><text:s/>1,296,063 <text:s/></text:p>
          </table:table-cell>
          <table:table-cell table:style-name="ce42" office:value-type="float" office:value="110031.730159576" calcext:value-type="float">
            <text:p><text:s/>110,032 <text:s/></text:p>
          </table:table-cell>
          <table:table-cell table:number-columns-repeated="2" table:style-name="ce42" office:value-type="float" office:value="47956.9217300494" calcext:value-type="float">
            <text:p><text:s/>47,9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074.8084295267" calcext:value-type="float">
            <text:p><text:s/>62,0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68431" calcext:value-type="float">
            <text:p><text:s/>1,268,4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8431" calcext:value-type="float">
            <text:p><text:s/>1,268,4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0189.3281607478" calcext:value-type="float">
            <text:p><text:s/>30,189 <text:s/></text:p>
          </table:table-cell>
          <table:table-cell table:style-name="ce43" office:value-type="float" office:value="2556.89777777778" calcext:value-type="float">
            <text:p><text:s/>2,557 <text:s/></text:p>
          </table:table-cell>
          <table:table-cell table:style-name="ce43" office:value-type="float" office:value="27632.43038297" calcext:value-type="float">
            <text:p><text:s/>27,632 <text:s/></text:p>
          </table:table-cell>
          <table:table-cell table:style-name="ce43" office:value-type="float" office:value="110031.730159576" calcext:value-type="float">
            <text:p><text:s/>110,032 <text:s/></text:p>
          </table:table-cell>
          <table:table-cell table:number-columns-repeated="2" table:style-name="ce43" office:value-type="float" office:value="47956.9217300494" calcext:value-type="float">
            <text:p><text:s/>47,95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2074.8084295267" calcext:value-type="float">
            <text:p><text:s/>62,0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951359.44444444" calcext:value-type="float">
            <text:p><text:s/>2,951,359 <text:s/></text:p>
          </table:table-cell>
          <table:table-cell table:style-name="ce42" office:value-type="float" office:value="732572.444444445" calcext:value-type="float">
            <text:p><text:s/>732,572 <text:s/></text:p>
          </table:table-cell>
          <table:table-cell table:style-name="ce42" office:value-type="float" office:value="2218787" calcext:value-type="float">
            <text:p><text:s/>2,218,7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951359.44444444" calcext:value-type="float">
            <text:p><text:s/>2,951,359 <text:s/></text:p>
          </table:table-cell>
          <table:table-cell table:style-name="ce43" office:value-type="float" office:value="732572.444444445" calcext:value-type="float">
            <text:p><text:s/>732,572 <text:s/></text:p>
          </table:table-cell>
          <table:table-cell table:style-name="ce43" office:value-type="float" office:value="2218787" calcext:value-type="float">
            <text:p><text:s/>2,218,78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17924.127925119" calcext:value-type="float">
            <text:p><text:s/>817,924 <text:s/></text:p>
          </table:table-cell>
          <table:table-cell table:style-name="ce42" office:value-type="float" office:value="24808.8888888889" calcext:value-type="float">
            <text:p><text:s/>24,809 <text:s/></text:p>
          </table:table-cell>
          <table:table-cell table:style-name="ce42" office:value-type="float" office:value="793115.23903623" calcext:value-type="float">
            <text:p><text:s/>793,1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817924.127925119" calcext:value-type="float">
            <text:p><text:s/>817,924 <text:s/></text:p>
          </table:table-cell>
          <table:table-cell table:style-name="ce42" office:value-type="float" office:value="24808.8888888889" calcext:value-type="float">
            <text:p><text:s/>24,809 <text:s/></text:p>
          </table:table-cell>
          <table:table-cell table:style-name="ce42" office:value-type="float" office:value="793115.23903623" calcext:value-type="float">
            <text:p><text:s/>793,1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486661.09946969" calcext:value-type="float">
            <text:p><text:s/>1,486,661 <text:s/></text:p>
          </table:table-cell>
          <table:table-cell table:style-name="ce44" office:value-type="float" office:value="1366813.76888889" calcext:value-type="float">
            <text:p><text:s/>1,366,814 <text:s/></text:p>
          </table:table-cell>
          <table:table-cell table:style-name="ce44" office:value-type="float" office:value="119847.3305808" calcext:value-type="float">
            <text:p><text:s/>119,847 <text:s/></text:p>
          </table:table-cell>
          <table:table-cell table:style-name="ce44" office:value-type="float" office:value="15518.702101667" calcext:value-type="float">
            <text:p><text:s/>15,519 <text:s/></text:p>
          </table:table-cell>
          <table:table-cell table:number-columns-repeated="2" table:style-name="ce44" office:value-type="float" office:value="-0.0000045840967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5518.7021062511" calcext:value-type="float">
            <text:p><text:s/>15,51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211899.32169191" calcext:value-type="float">
            <text:p><text:s/>1,211,899 <text:s/></text:p>
          </table:table-cell>
          <table:table-cell table:style-name="ce44" office:value-type="float" office:value="1092051.99111111" calcext:value-type="float">
            <text:p><text:s/>1,092,052 <text:s/></text:p>
          </table:table-cell>
          <table:table-cell table:style-name="ce44" office:value-type="float" office:value="119847.3305808" calcext:value-type="float">
            <text:p><text:s/>119,847 <text:s/></text:p>
          </table:table-cell>
          <table:table-cell table:style-name="ce44" office:value-type="float" office:value="15518.702101667" calcext:value-type="float">
            <text:p><text:s/>15,519 <text:s/></text:p>
          </table:table-cell>
          <table:table-cell table:number-columns-repeated="2" table:style-name="ce44" office:value-type="float" office:value="-0.0000045840967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5518.7021062511" calcext:value-type="float">
            <text:p><text:s/>15,5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88179.655025245" calcext:value-type="float">
            <text:p><text:s/>488,180 <text:s/></text:p>
          </table:table-cell>
          <table:table-cell table:style-name="ce42" office:value-type="float" office:value="403721.324444444" calcext:value-type="float">
            <text:p><text:s/>403,721 <text:s/></text:p>
          </table:table-cell>
          <table:table-cell table:style-name="ce42" office:value-type="float" office:value="84458.3305808" calcext:value-type="float">
            <text:p><text:s/>84,458 <text:s/></text:p>
          </table:table-cell>
          <table:table-cell table:style-name="ce42" office:value-type="float" office:value="15518.702101667" calcext:value-type="float">
            <text:p><text:s/>15,519 <text:s/></text:p>
          </table:table-cell>
          <table:table-cell table:number-columns-repeated="2" table:style-name="ce42" office:value-type="float" office:value="-0.0000045840967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18.7021062511" calcext:value-type="float">
            <text:p><text:s/>15,5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4371.9911111111" calcext:value-type="float">
            <text:p><text:s/>14,3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7790.22222222222" calcext:value-type="float">
            <text:p><text:s/>7,7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5840967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4366.3305808" calcext:value-type="float">
            <text:p><text:s/>54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66.3305808" calcext:value-type="float">
            <text:p><text:s/>54,3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4366.3305808" calcext:value-type="float">
            <text:p><text:s/>54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66.3305808" calcext:value-type="float">
            <text:p><text:s/>54,3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4366.3305808" calcext:value-type="float">
            <text:p>( 54,36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4366.3305808" calcext:value-type="float">
            <text:p>( 54,36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4569.77777777778" calcext:value-type="float">
            <text:p><text:s/>4,5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188" calcext:value-type="float">
            <text:p><text:s/>1,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8" calcext:value-type="float">
            <text:p><text:s/>1,1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80" calcext:value-type="float">
            <text:p><text:s/>28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326085.333333333" calcext:value-type="float">
            <text:p><text:s/>326,0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326085.333333333" calcext:value-type="float">
            <text:p><text:s/>326,0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51944.888888889" calcext:value-type="float">
            <text:p>( 151,94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0154.6666666667" calcext:value-type="float">
            <text:p>( 40,15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8395" calcext:value-type="float">
            <text:p><text:s/>28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395" calcext:value-type="float">
            <text:p><text:s/>28,3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8395" calcext:value-type="float">
            <text:p><text:s/>28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395" calcext:value-type="float">
            <text:p><text:s/>28,3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3592.88888888889" calcext:value-type="float">
            <text:p><text:s/>3,5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592.88888888889" calcext:value-type="float">
            <text:p><text:s/>1,59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5575.8888888889" calcext:value-type="float">
            <text:p><text:s/>45,576 <text:s/></text:p>
          </table:table-cell>
          <table:table-cell table:style-name="ce42" office:value-type="float" office:value="45208.8888888889" calcext:value-type="float">
            <text:p><text:s/>45,209 <text:s/></text:p>
          </table:table-cell>
          <table:table-cell table:style-name="ce42" office:value-type="float" office:value="367" calcext:value-type="float">
            <text:p><text:s/>3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42" calcext:value-type="float">
            <text:p><text:s/>1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" calcext:value-type="float">
            <text:p><text:s/>1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229.333333333333" calcext:value-type="float">
            <text:p><text:s/>2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18.7021062511" calcext:value-type="float">
            <text:p><text:s/>15,5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518.7021062511" calcext:value-type="float">
            <text:p><text:s/>15,5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53233.555555556" calcext:value-type="float">
            <text:p><text:s/>153,234 <text:s/></text:p>
          </table:table-cell>
          <table:table-cell table:style-name="ce42" office:value-type="float" office:value="127195.555555556" calcext:value-type="float">
            <text:p><text:s/>127,196 <text:s/></text:p>
          </table:table-cell>
          <table:table-cell table:style-name="ce42" office:value-type="float" office:value="26038" calcext:value-type="float">
            <text:p><text:s/>26,0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9663.444444444" calcext:value-type="float">
            <text:p><text:s/>129,663 <text:s/></text:p>
          </table:table-cell>
          <table:table-cell table:style-name="ce42" office:value-type="float" office:value="110836.444444444" calcext:value-type="float">
            <text:p><text:s/>110,836 <text:s/></text:p>
          </table:table-cell>
          <table:table-cell table:style-name="ce42" office:value-type="float" office:value="18827" calcext:value-type="float">
            <text:p><text:s/>18,8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097.8888888889" calcext:value-type="float">
            <text:p><text:s/>20,098 <text:s/></text:p>
          </table:table-cell>
          <table:table-cell table:style-name="ce42" office:value-type="float" office:value="13072.8888888889" calcext:value-type="float">
            <text:p><text:s/>13,073 <text:s/></text:p>
          </table:table-cell>
          <table:table-cell table:style-name="ce42" office:value-type="float" office:value="7025" calcext:value-type="float">
            <text:p><text:s/>7,0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472.22222222222" calcext:value-type="float">
            <text:p><text:s/>3,472 <text:s/></text:p>
          </table:table-cell>
          <table:table-cell table:style-name="ce43" office:value-type="float" office:value="3286.22222222222" calcext:value-type="float">
            <text:p><text:s/>3,286 <text:s/></text:p>
          </table:table-cell>
          <table:table-cell table:style-name="ce43" office:value-type="float" office:value="186" calcext:value-type="float">
            <text:p><text:s/>18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70486.111111111" calcext:value-type="float">
            <text:p><text:s/>570,486 <text:s/></text:p>
          </table:table-cell>
          <table:table-cell table:style-name="ce44" office:value-type="float" office:value="561135.111111111" calcext:value-type="float">
            <text:p><text:s/>561,135 <text:s/></text:p>
          </table:table-cell>
          <table:table-cell table:style-name="ce44" office:value-type="float" office:value="9351" calcext:value-type="float">
            <text:p><text:s/>9,35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74761.777777778" calcext:value-type="float">
            <text:p><text:s/>274,7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74761.777777778" calcext:value-type="float">
            <text:p><text:s/>274,7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382905.393089" calcext:value-type="float">
            <text:p><text:s/>5,382,905 <text:s/></text:p>
          </table:table-cell>
          <table:table-cell table:style-name="ce42" office:value-type="float" office:value="30159" calcext:value-type="float">
            <text:p><text:s/>30,159 <text:s/></text:p>
          </table:table-cell>
          <table:table-cell table:style-name="ce42" office:value-type="float" office:value="5352746.393089" calcext:value-type="float">
            <text:p><text:s/>5,352,746 <text:s/></text:p>
          </table:table-cell>
          <table:table-cell table:style-name="ce42" office:value-type="float" office:value="303448.679216" calcext:value-type="float">
            <text:p><text:s/>303,449 <text:s/></text:p>
          </table:table-cell>
          <table:table-cell table:number-columns-repeated="2" table:style-name="ce42" office:value-type="float" office:value="210444.449216" calcext:value-type="float">
            <text:p><text:s/>210,4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004.23" calcext:value-type="float">
            <text:p><text:s/>93,0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093671.4" calcext:value-type="float">
            <text:p><text:s/>5,093,6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93671.4" calcext:value-type="float">
            <text:p><text:s/>5,093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89233.993089" calcext:value-type="float">
            <text:p><text:s/>289,234 <text:s/></text:p>
          </table:table-cell>
          <table:table-cell table:style-name="ce42" office:value-type="float" office:value="30159" calcext:value-type="float">
            <text:p><text:s/>30,159 <text:s/></text:p>
          </table:table-cell>
          <table:table-cell table:style-name="ce42" office:value-type="float" office:value="259074.993089" calcext:value-type="float">
            <text:p><text:s/>259,075 <text:s/></text:p>
          </table:table-cell>
          <table:table-cell table:style-name="ce42" office:value-type="float" office:value="303448.679216" calcext:value-type="float">
            <text:p><text:s/>303,449 <text:s/></text:p>
          </table:table-cell>
          <table:table-cell table:number-columns-repeated="2" table:style-name="ce42" office:value-type="float" office:value="210444.449216" calcext:value-type="float">
            <text:p><text:s/>210,4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004.23" calcext:value-type="float">
            <text:p><text:s/>93,0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83656.846328889" calcext:value-type="float">
            <text:p><text:s/>483,657 <text:s/></text:p>
          </table:table-cell>
          <table:table-cell table:style-name="ce41" office:value-type="float" office:value="12.6897777777778" calcext:value-type="float">
            <text:p><text:s/>13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096960.03" calcext:value-type="float">
            <text:p><text:s/>10,096,9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096960.03" calcext:value-type="float">
            <text:p><text:s/>10,096,960 <text:s/></text:p>
          </table:table-cell>
          <table:table-cell table:style-name="ce43" office:value-type="float" office:value="483656.846328889" calcext:value-type="float">
            <text:p><text:s/>483,657 <text:s/></text:p>
          </table:table-cell>
          <table:table-cell table:style-name="ce43" office:value-type="float" office:value="12.6897777777778" calcext:value-type="float">
            <text:p><text:s/>1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9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14055.9062701671" calcext:value-type="float">
            <text:p><text:s/>-14,0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096960.03" calcext:value-type="float">
            <text:p><text:s/>10,096,960 <text:s/></text:p>
          </table:table-cell>
          <table:table-cell table:style-name="ce42" office:value-type="float" office:value="849165.924106667" calcext:value-type="float">
            <text:p><text:s/>849,166 <text:s/></text:p>
          </table:table-cell>
          <table:table-cell table:style-name="ce42" office:value-type="float" office:value="12.6897777777778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096960.03" calcext:value-type="float">
            <text:p><text:s/>10,096,960 <text:s/></text:p>
          </table:table-cell>
          <table:table-cell table:style-name="ce42" office:value-type="float" office:value="849165.924106667" calcext:value-type="float">
            <text:p><text:s/>849,166 <text:s/></text:p>
          </table:table-cell>
          <table:table-cell table:style-name="ce42" office:value-type="float" office:value="12.6897777777778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5509.077777778" calcext:value-type="float">
            <text:p><text:s/>365,5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09553.5614133" calcext:value-type="float">
            <text:p><text:s/>11,909,5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5509.077777778" calcext:value-type="float">
            <text:p><text:s/>365,5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09553.5614133" calcext:value-type="float">
            <text:p><text:s/>11,909,5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4396.57166444" calcext:value-type="float">
            <text:p><text:s/>1,184,3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39.05258444444" calcext:value-type="float">
            <text:p><text:s/>1,3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.305037777778" calcext:value-type="float">
            <text:p><text:s/>2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1.048411111111" calcext:value-type="float">
            <text:p><text:s/>6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9733.34292" calcext:value-type="float">
            <text:p><text:s/>269,7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0154.804933333" calcext:value-type="float">
            <text:p><text:s/>460,1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2265.017777778" calcext:value-type="float">
            <text:p><text:s/>452,2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28990.080759056" calcext:value-type="float">
            <text:p><text:s/>628,9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110222.81526" calcext:value-type="float">
            <text:p><text:s/>10,110,2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110222.81526" calcext:value-type="float">
            <text:p><text:s/>10,110,2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71694.47715778" calcext:value-type="float">
            <text:p><text:s/>5,471,6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412.3260422222" calcext:value-type="float">
            <text:p><text:s/>18,4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7208.686444444" calcext:value-type="float">
            <text:p><text:s/>287,2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8468.13076" calcext:value-type="float">
            <text:p><text:s/>728,4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70.3024311111" calcext:value-type="float">
            <text:p><text:s/>17,5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586.4005911111" calcext:value-type="float">
            <text:p><text:s/>56,5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5757.925291111" calcext:value-type="float">
            <text:p><text:s/>325,7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82.1767844444" calcext:value-type="float">
            <text:p><text:s/>26,5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2782.83705778" calcext:value-type="float">
            <text:p><text:s/>1,072,7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6111.116573333" calcext:value-type="float">
            <text:p><text:s/>366,1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4384.741793333" calcext:value-type="float">
            <text:p>( 134,38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07449.619775556" calcext:value-type="float">
            <text:p>( 207,45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4276.7550044444" calcext:value-type="float">
            <text:p>( 24,27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971.200486667" calcext:value-type="float">
            <text:p><text:s/>498,9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700.519997778" calcext:value-type="float">
            <text:p><text:s/>207,7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174.485504444" calcext:value-type="float">
            <text:p><text:s/>186,1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664.0233733333" calcext:value-type="float">
            <text:p><text:s/>58,6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57439.949366667" calcext:value-type="float">
            <text:p><text:s/>257,4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8749.762924445" calcext:value-type="float">
            <text:p><text:s/>458,7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464.12684" calcext:value-type="float">
            <text:p><text:s/>246,4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285.636084444" calcext:value-type="float">
            <text:p><text:s/>212,2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4077.676206667" calcext:value-type="float">
            <text:p><text:s/>704,0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4153.070053333" calcext:value-type="float">
            <text:p><text:s/>674,1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924.6061533333" calcext:value-type="float">
            <text:p><text:s/>29,9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443.7694955556" calcext:value-type="float">
            <text:p>( 13,44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0450.760697778" calcext:value-type="float">
            <text:p><text:s/>340,4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29548.489366667" calcext:value-type="float">
            <text:p><text:s/>129,5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9564.77208" calcext:value-type="float">
            <text:p><text:s/>439,5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392.910404444" calcext:value-type="float">
            <text:p><text:s/>118,3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232.8540177778" calcext:value-type="float">
            <text:p><text:s/>99,2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707.2613822222" calcext:value-type="float">
            <text:p><text:s/>91,7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322.7464311111" calcext:value-type="float">
            <text:p><text:s/>54,3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959.1712" calcext:value-type="float">
            <text:p><text:s/>21,9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959.1712" calcext:value-type="float">
            <text:p><text:s/>21,9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115.040117778" calcext:value-type="float">
            <text:p><text:s/>182,1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682.4120822222" calcext:value-type="float">
            <text:p><text:s/>33,6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8432.628035556" calcext:value-type="float">
            <text:p><text:s/>148,4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9312.77058444" calcext:value-type="float">
            <text:p><text:s/>2,209,3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8693.015239802" calcext:value-type="float">
            <text:p><text:s/>258,6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244.654625362" calcext:value-type="float">
            <text:p><text:s/>107,2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410.2574222222" calcext:value-type="float">
            <text:p><text:s/>30,4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663.6876955556" calcext:value-type="float">
            <text:p><text:s/>29,6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259.6115311111" calcext:value-type="float">
            <text:p><text:s/>65,2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294.4424568189" calcext:value-type="float">
            <text:p><text:s/>58,2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560.5309694193" calcext:value-type="float">
            <text:p><text:s/>23,5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9704.109255265" calcext:value-type="float">
            <text:p><text:s/>329,7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6508.482164444" calcext:value-type="float">
            <text:p><text:s/>276,5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29973.97922444" calcext:value-type="float">
            <text:p><text:s/>1,029,9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225141.3562" calcext:value-type="float">
            <text:p><text:s/>2,225,1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4870545" calcext:value-type="float">
            <text:p><text:s/>34,870,545 <text:s/></text:p>
          </table:table-cell>
          <table:table-cell table:style-name="ce42" office:value-type="float" office:value="8886620.136" calcext:value-type="float">
            <text:p><text:s/>8,886,620 <text:s/></text:p>
          </table:table-cell>
          <table:table-cell table:style-name="ce42" office:value-type="float" office:value="13.28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4870545" calcext:value-type="float">
            <text:p><text:s/>34,870,545 <text:s/></text:p>
          </table:table-cell>
          <table:table-cell table:style-name="ce42" office:value-type="float" office:value="8886620.136" calcext:value-type="float">
            <text:p><text:s/>8,886,620 <text:s/></text:p>
          </table:table-cell>
          <table:table-cell table:style-name="ce42" office:value-type="float" office:value="13.28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46493" calcext:value-type="float">
            <text:p><text:s/>46,49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17585.31392347" calcext:value-type="float">
            <text:p><text:s/>1,717,585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611749.4384969" calcext:value-type="float">
            <text:p><text:s/>69,611,749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3386.65217164" calcext:value-type="float">
            <text:p><text:s/>1,043,387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6508.4" calcext:value-type="float">
            <text:p><text:s/>2,316,508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2544.88888889" calcext:value-type="float">
            <text:p><text:s/>1,252,545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6216.679657684" calcext:value-type="float">
            <text:p><text:s/>856,217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6493" calcext:value-type="float">
            <text:p><text:s/>46,4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5860678.1317021" calcext:value-type="float">
            <text:p><text:s/>65,860,678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10440.30608222" calcext:value-type="float">
            <text:p><text:s/>5,910,440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35196.730629833" calcext:value-type="float">
            <text:p><text:s/>535,197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305442.946539" calcext:value-type="float">
            <text:p><text:s/>62,305,443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3247.77333333" calcext:value-type="float">
            <text:p><text:s/>3,193,248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9795.6515833" calcext:value-type="float">
            <text:p><text:s/>2,139,796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88460" calcext:value-type="float">
            <text:p><text:s/>27,788,460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59968.9161067" calcext:value-type="float">
            <text:p><text:s/>26,759,969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23970.60551568" calcext:value-type="float">
            <text:p><text:s/>2,423,971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071766.9158211" calcext:value-type="float">
            <text:p><text:s/>50,071,767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74427.0376247" calcext:value-type="float">
            <text:p><text:s/>45,774,427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97339.87819644" calcext:value-type="float">
            <text:p><text:s/>4,297,340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82723.49760046" calcext:value-type="float">
            <text:p><text:s/>4,382,723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4.56369555556" calcext:value-type="float">
            <text:p><text:s/>1,455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4933.163037778" calcext:value-type="float">
            <text:p><text:s/>314,933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3467.002333333" calcext:value-type="float">
            <text:p><text:s/>313,467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5.181744444445" calcext:value-type="float">
            <text:p><text:s/>775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9553.63074491" calcext:value-type="float">
            <text:p><text:s/>2,839,554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0239.738266667" calcext:value-type="float">
            <text:p><text:s/>460,240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2265.017777778" calcext:value-type="float">
            <text:p><text:s/>452,265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.2" calcext:value-type="float">
            <text:p><text:s/>35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33048.888192389" calcext:value-type="float">
            <text:p><text:s/>633,049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6493" calcext:value-type="float">
            <text:p><text:s/>46,49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2165592.6784794" calcext:value-type="float">
            <text:p><text:s/>42,165,593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6493" calcext:value-type="float">
            <text:p><text:s/>46,49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468336.1499062" calcext:value-type="float">
            <text:p><text:s/>35,468,336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76507.1531823" calcext:value-type="float">
            <text:p><text:s/>16,476,507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972.0593755556" calcext:value-type="float">
            <text:p><text:s/>51,972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2534.969649334" calcext:value-type="float">
            <text:p><text:s/>772,535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6270.6224532" calcext:value-type="float">
            <text:p><text:s/>1,926,271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37.8773466667" calcext:value-type="float">
            <text:p><text:s/>51,438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21.5061455556" calcext:value-type="float">
            <text:p><text:s/>67,822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9308.16979658" calcext:value-type="float">
            <text:p><text:s/>1,089,308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148.1771" calcext:value-type="float">
            <text:p><text:s/>37,148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4031.02668229" calcext:value-type="float">
            <text:p><text:s/>3,594,031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1846.29420972" calcext:value-type="float">
            <text:p><text:s/>1,871,846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49589.20398028" calcext:value-type="float">
            <text:p>( 1,349,589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97980.335224996" calcext:value-type="float">
            <text:p>( 497,980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276.7550044444" calcext:value-type="float">
            <text:p>( 24,277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3021.067946495" calcext:value-type="float">
            <text:p><text:s/>903,021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6829.764526079" calcext:value-type="float">
            <text:p><text:s/>816,830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333.9" calcext:value-type="float">
            <text:p><text:s/>2,334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565.535155556" calcext:value-type="float">
            <text:p><text:s/>341,566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271.473723378" calcext:value-type="float">
            <text:p><text:s/>166,271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98640.996304045" calcext:value-type="float">
            <text:p><text:s/>498,641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53547.78442444" calcext:value-type="float">
            <text:p><text:s/>3,453,548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2232.06865" calcext:value-type="float">
            <text:p><text:s/>2,242,232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1315.71577444" calcext:value-type="float">
            <text:p><text:s/>1,211,316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7932.374424444" calcext:value-type="float">
            <text:p>( 247,932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15360.042433333" calcext:value-type="float">
            <text:p>( 115,360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1478.18421559" calcext:value-type="float">
            <text:p><text:s/>2,471,478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2143.54795337" calcext:value-type="float">
            <text:p><text:s/>2,352,144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334.636262222" calcext:value-type="float">
            <text:p><text:s/>119,335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729.7694955556" calcext:value-type="float">
            <text:p>( 13,730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842.198755556" calcext:value-type="float">
            <text:p><text:s/>459,842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50094.266987778" calcext:value-type="float">
            <text:p><text:s/>150,094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2601.535278268" calcext:value-type="float">
            <text:p><text:s/>562,602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265.503072222" calcext:value-type="float">
            <text:p><text:s/>187,266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548.908802222" calcext:value-type="float">
            <text:p><text:s/>257,549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249.967038535" calcext:value-type="float">
            <text:p><text:s/>107,250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876.390875556" calcext:value-type="float">
            <text:p><text:s/>229,876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04205.6489778" calcext:value-type="float">
            <text:p><text:s/>10,304,206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798.166666667" calcext:value-type="float">
            <text:p><text:s/>237,798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83660.57777778" calcext:value-type="float">
            <text:p><text:s/>9,683,661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49.7489777778" calcext:value-type="float">
            <text:p><text:s/>72,05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697.155555556" calcext:value-type="float">
            <text:p><text:s/>310,697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1816.76234" calcext:value-type="float">
            <text:p><text:s/>1,151,817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11.6454155556" calcext:value-type="float">
            <text:p><text:s/>35,512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16305.11692444" calcext:value-type="float">
            <text:p><text:s/>1,116,305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394.79" calcext:value-type="float">
            <text:p><text:s/>1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6043.35281502" calcext:value-type="float">
            <text:p><text:s/>3,326,043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693.015239802" calcext:value-type="float">
            <text:p><text:s/>258,693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8750.887958695" calcext:value-type="float">
            <text:p><text:s/>388,751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43.8907555556" calcext:value-type="float">
            <text:p><text:s/>34,144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053.6432511111" calcext:value-type="float">
            <text:p><text:s/>37,054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034.0115311111" calcext:value-type="float">
            <text:p><text:s/>66,034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614.95356793" calcext:value-type="float">
            <text:p><text:s/>60,615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60.5309694193" calcext:value-type="float">
            <text:p><text:s/>23,561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704.109255265" calcext:value-type="float">
            <text:p><text:s/>329,704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394.79" calcext:value-type="float">
            <text:p><text:s/>1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0664.087728356" calcext:value-type="float">
            <text:p><text:s/>980,664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46824.22255778" calcext:value-type="float">
            <text:p><text:s/>1,146,824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5098.21" calcext:value-type="float">
            <text:p><text:s/>45,09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209763.23259111" calcext:value-type="float">
            <text:p><text:s/>4,209,763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97256.52857311" calcext:value-type="float">
            <text:p><text:s/>6,697,257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97256.52857311" calcext:value-type="float">
            <text:p><text:s/>6,697,257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971481.54" calcext:value-type="float">
            <text:p>( 3,971,482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634883.343002" calcext:value-type="float">
            <text:p><text:s/>124,634,883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249529.343" calcext:value-type="float">
            <text:p><text:s/>113,249,529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85354.000002" calcext:value-type="float">
            <text:p><text:s/>11,385,354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